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4" style:family="graphic" style:parent-style-name="standard">
      <style:graphic-properties draw:fill-color="#ff66cc" draw:textarea-horizontal-align="justify" draw:textarea-vertical-align="middle" draw:auto-grow-height="false" fo:min-height="1.148cm" fo:min-width="1.654cm"/>
    </style:style>
    <style:style style:name="gr5" style:family="graphic" style:parent-style-name="objectwithoutfill">
      <style:graphic-properties svg:stroke-width="0.212cm" svg:stroke-color="#66ff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Fine_20_Dashed" svg:stroke-width="0.106cm" svg:stroke-color="#66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10" style:family="graphic" style:parent-style-name="objectwithoutfill">
      <style:graphic-properties svg:stroke-width="0.212cm" svg:stroke-color="#ff6600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64cm"/>
    </style:style>
    <style:style style:name="gr14" style:family="graphic" style:parent-style-name="objectwithoutfill">
      <style:graphic-properties draw:stroke="dash" draw:stroke-dash="Fine_20_Dashed"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66ffff" draw:textarea-horizontal-align="justify" draw:textarea-vertical-align="middle" draw:auto-grow-height="false" fo:min-height="1.148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7" style:family="graphic" style:parent-style-name="objectwithoutfill">
      <style:graphic-properties svg:stroke-width="0.212cm" svg:stroke-color="#ff9900" draw:marker-start="Arrow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9900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3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</style:style>
    <style:style style:name="gr21" style:family="graphic" style:parent-style-name="objectwithoutfill">
      <style:graphic-properties svg:stroke-width="0.212cm" svg:stroke-color="#66ff00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draw:stroke="solid" svg:stroke-width="0.212cm" svg:stroke-color="#9900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8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82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30" style:family="graphic" style:parent-style-name="objectwithoutfill">
      <style:graphic-properties svg:stroke-width="0.212cm" svg:stroke-color="#ff9900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background-color="#ff66cc"/>
    </style:style>
    <style:style style:name="P3" style:family="paragraph">
      <loext:graphic-properties draw:fill="none" draw:fill-color="#ffffff"/>
      <style:text-properties fo:background-color="#66ffff"/>
    </style:style>
    <style:style style:name="P4" style:family="paragraph">
      <loext:graphic-properties draw:fill-color="#ff66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66ffff"/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background-color="#ff66cc"/>
    </style:style>
    <style:style style:name="T2" style:family="text">
      <style:text-properties fo:background-color="#66ffff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8.837cm" presentation:class="title" presentation:user-transformed="true">
          <draw:text-box>
            <text:p>A mese, ahogy ismerjük</text:p>
          </draw:text-box>
        </draw:frame>
        <draw:frame presentation:style-name="pr2" draw:layer="layout" svg:width="25.199cm" svg:height="5.769cm" svg:x="1.401cm" svg:y="14.91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xml:id="id1" draw:id="id1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2" draw:id="id2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3" draw:id="id3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" draw:start-glue-point="0" draw:end-shape="id2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" draw:start-glue-point="1" draw:end-shape="id3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2" draw:start-glue-point="2" draw:end-shape="id3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8.382cm" svg:y="6.963cm">
          <draw:text-box>
            <text:p>Egyszer volt, holnem volt, volt egyszer egy király és egy <text:s/>királyné</text:p>
          </draw:text-box>
        </draw:frame>
        <draw:frame draw:style-name="gr8" draw:text-style-name="P6" draw:layer="layout" svg:width="11.534cm" svg:height="0.962cm" svg:x="15.067cm" svg:y="15.802cm">
          <draw:text-box>
            <text:p>És született egy gyermekük, Hófehérk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2" xml:id="id4" draw:id="id4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5" draw:id="id5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6" draw:id="id6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4" draw:start-glue-point="0" draw:end-shape="id5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4" draw:start-glue-point="1" draw:end-shape="id6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5" draw:start-glue-point="2" draw:end-shape="id6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11.43cm" svg:y="6.858cm">
          <draw:text-box>
            <text:p>A királyné meghalt, helyét a gonosz mostoha vette át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</text:span><text:span text:style-name="T1">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1" draw:text-style-name="P6" draw:layer="layout" svg:width="19.632cm" svg:height="0.962cm" svg:x="0.688cm" svg:y="18.796cm">
          <draw:text-box>
            <text:p>Ez a nő pont az ellentéte volt a királynőnek, ezért nemigen szeretjük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2" draw:text-style-name="P2" xml:id="id7" draw:id="id7" draw:layer="layout" svg:width="4.27cm" svg:height="0.962cm" svg:x="0.554cm" svg:y="8.5cm">
          <draw:text-box>
            <text:p><text:span text:style-name="T1">Öreg </text:span><text:span text:style-name="T1">királyné</text:span></text:p>
          </draw:text-box>
        </draw:frame>
        <draw:frame draw:style-name="gr3" draw:text-style-name="P3" xml:id="id8" draw:id="id8" draw:layer="layout" svg:width="3.567cm" svg:height="0.962cm" svg:x="5.139cm" svg:y="5.134cm">
          <draw:text-box>
            <text:p><text:span text:style-name="T2">Öreg </text:span><text:span text:style-name="T2">király</text:span></text:p>
          </draw:text-box>
        </draw:frame>
        <draw:custom-shape draw:style-name="gr4" draw:text-style-name="P4" xml:id="id9" draw:id="id9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7" draw:start-glue-point="0" draw:end-shape="id8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7" draw:start-glue-point="1" draw:end-shape="id9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8" draw:start-glue-point="2" draw:end-shape="id9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11.43cm" svg:y="6.858cm">
          <draw:text-box>
            <text:p>A gonosz mostoha felbérli a vadászt, hogy ölje meg Hófehérkét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2" draw:text-style-name="P6" draw:layer="layout" svg:width="9.756cm" svg:height="2.486cm" svg:x="17.453cm" svg:y="15.548cm">
          <draw:text-box>
            <text:p>A vadász kivételt tesz, megszegve ezzel munkaköri kötelességét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9" draw:end-glue-point="7" svg:d="M17453 19827c-1413 0-220-4880-2386-4880" svg:viewBox="0 0 2387 488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2" draw:text-style-name="P2" xml:id="id10" draw:id="id10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11" draw:id="id11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12" draw:id="id12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0" draw:start-glue-point="0" draw:end-shape="id11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0" draw:start-glue-point="1" draw:end-shape="id12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1" draw:start-glue-point="2" draw:end-shape="id12" draw:end-glue-point="5" svg:d="M6922 6096c0 5901 1279 8851 3838 8851" svg:viewBox="0 0 3839 8852">
          <text:p/>
        </draw:connector>
        <draw:frame draw:style-name="gr7" draw:text-style-name="P6" draw:layer="layout" svg:width="11.176cm" svg:height="1.673cm" svg:x="14.352cm" svg:y="7.174cm">
          <draw:text-box>
            <text:p>Hófehérke elmenekül, jön a törpés jelenet, aztán meg a herceg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2" draw:text-style-name="P6" draw:layer="layout" svg:width="9.756cm" svg:height="2.486cm" svg:x="16.51cm" svg:y="11.738cm">
          <draw:text-box>
            <text:p>A herceg kiszabadítja Hófehérkét a gonosz törpék közül, és frigyre kelnek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12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10.837cm" presentation:class="title" presentation:user-transformed="true">
          <draw:text-box>
            <text:p>Hófehérke és a herceg,<text:line-break/>ahogy folytatódott...</text:p>
          </draw:text-box>
        </draw:frame>
        <draw:frame presentation:style-name="pr2" draw:layer="layout" svg:width="25.199cm" svg:height="12.179cm" svg:x="1.4cm" svg:y="1.914cm" presentation:class="outline" presentation:user-transformed="true">
          <draw:text-box>
            <text:list text:style-name="L2">
              <text:list-item>
                <text:p>Vége a mesének, gyerekek menjetek aludni...</text:p>
              </text:list-item>
              <text:list-item>
                <text:p>A törpés részt nem tárgyaljuk, az egy másik történet, mese a mesében, inception</text:p>
              </text:list-item>
              <text:list-item>
                <text:p>Az elemzett mese címe tehát helyesen:</text:p>
              </text:list-item>
            </text:list>
          </draw:text-box>
        </draw:frame>
        <draw:frame presentation:style-name="pr2" draw:layer="layout" svg:width="25.199cm" svg:height="5.769cm" svg:x="1.401cm" svg:y="1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árminemű hasonlóság valóságos személyekkel csak a véletlen műve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 titkok nyitja<text:line-break/>Hogyan jön a képbe a banya?</text:p>
          </draw:text-box>
        </draw:frame>
        <draw:frame presentation:style-name="pr2" draw:text-style-name="P9" draw:layer="layout" svg:width="25.199cm" svg:height="14.897cm" svg:x="1.401cm" svg:y="4.91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 mese véget ért, de egy másik elkezdődött</text:span></text:p>
              </text:list-item>
              <text:list-item>
                <text:p><text:span text:style-name="T3">Hófehérke hosszú éveken át élt a herceg (a férje) mellett, főzött, mosott, takarított, és ezért cserébe</text:span></text:p>
              </text:list-item>
              <text:list-item>
                <text:p><text:span text:style-name="T3">Nem sok mindent kapott…</text:span></text:p>
              </text:list-item>
              <text:list-item>
                <text:p><text:span text:style-name="T3">Már nem szólították hófehérkének, királynő volt, meg egyben feleség, a jegyző “Karsainé Horváth Gizella” nevet jegyezte be a házassági anyakönyvbe</text:span></text:p>
              </text:list-item>
              <text:list-item>
                <text:p><text:span text:style-name="T3">A hosszú évek alatt elveszítette bőre hófehér jellegét, plusz az utazások egzotikus országokba, meg az a rengeteg nikotin a cigiből…</text:span></text:p>
              </text:list-item>
              <text:list-item>
                <text:p><text:span text:style-name="T3">(Lásd lejjeb: válás)</text:span></text:p>
              </text:list-item>
              <text:list-item>
                <text:p><text:span text:style-name="T3">És egy nap jött a trauma: egy másik királyságban megszületett “Hófehérke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2" xml:id="id13" draw:id="id13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14" draw:id="id14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15" draw:id="id15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3" draw:start-glue-point="0" draw:end-shape="id14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3" draw:start-glue-point="1" draw:end-shape="id15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4" draw:start-glue-point="2" draw:end-shape="id15" draw:end-glue-point="5" svg:d="M6922 6096c0 5901 1279 8851 3838 8851" svg:viewBox="0 0 3839 8852">
          <text:p/>
        </draw:connector>
        <draw:frame draw:style-name="gr16" draw:text-style-name="P6" draw:layer="layout" svg:width="11.176cm" svg:height="2.384cm" svg:x="14.478cm" svg:y="5.334cm">
          <draw:text-box>
            <text:p>Az elemzés egy kritikus törésponthoz jutott. Mostantól nem egy de több mese vázlatát látjuk egyazon ábrán</text:p>
          </draw:text-box>
        </draw:frame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15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9" draw:text-style-name="P2" draw:layer="layout" svg:width="5.294cm" svg:height="0.962cm" svg:x="22.436cm" svg:y="17.166cm">
          <draw:text-box>
            <text:p><text:span text:style-name="T1">Gonosz mostoha</text:span></text:p>
          </draw:text-box>
        </draw:frame>
        <draw:connector draw:style-name="gr22" draw:text-style-name="P5" draw:layer="layout" draw:type="curve" svg:x1="12.861cm" svg:y1="16.445cm" svg:x2="22.383cm" svg:y2="17.748cm" svg:d="M12861 16445c0 869 3174 1303 9522 1303" svg:viewBox="0 0 9523 1304">
          <text:p/>
        </draw:connector>
        <draw:frame draw:style-name="gr23" draw:text-style-name="P6" draw:layer="layout" svg:width="11.176cm" svg:height="3.095cm" svg:x="16.51cm" svg:y="13.208cm">
          <draw:text-box>
            <text:p>Az Ex-Hófehérke kisodródik az eredeti mese fókuszából, és másik karakterként tűnik fel újból. És a kör bezárul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0.963cm" svg:y="3.81cm" presentation:class="title" presentation:user-transformed="true">
          <draw:text-box>
            <text:p>A kör, A tükör</text:p>
          </draw:text-box>
        </draw:frame>
        <draw:frame presentation:style-name="pr2" draw:text-style-name="P9" draw:layer="layout" svg:width="25.199cm" svg:height="14.897cm" svg:x="1.401cm" svg:y="-0.08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Mit történik ezután a banyával – úgy értem ex-hófehérkével? Ugyanaz amit a mesében már megszoktunk tőle. Hogyan történhetett ez?</text:span></text:p>
              </text:list-item>
            </text:list>
          </draw:text-box>
        </draw:frame>
        <draw:frame presentation:style-name="pr2" draw:text-style-name="P9" draw:layer="layout" svg:width="25.199cm" svg:height="11.086cm" svg:x="1.402cm" svg:y="7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 tükör, amely az előző tulajdonosát oly hűségesen szolgálta – és oly kegyetletlen dolgokra vette rá – Karsainé tulajdonában maradt, mivel apja élettársi viszonyban élt a banyával – mármint az ex-… mindegy.</text:span><text:span text:style-name="T3"><text:line-break/></text:span><text:span text:style-name="T3">Egyszóval Hófehérke megörökölte a tükröt a gonosz mostohától.</text:span></text:p>
              </text:list-item>
              <text:list-item>
                <text:p><text:span text:style-name="T3">A tükör, amely a banyát őrületbe kergette, a fürdőszobában kapott helyet, sok örömet szerezve Hófehérkének. Legalábbis eleinte.</text:span></text:p>
              </text:list-item>
              <text:list-item>
                <text:p><text:span text:style-name="T3">Amikor a másik hófehérke megszületett, a tükör detektálta a változást - mivel erre programozták, s mondta az igazat.</text:span></text:p>
              </text:list-item>
              <text:list-item>
                <text:p><text:span text:style-name="T3">Az egyetlen tökéletes Hófehérke ezzel végleg megszűnt létezni, kiderült, hogy csak mese volt az egész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Érthető, de nem menthető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Senkinek nem esik jól, ha kiesik a kényelmes központi szerepből, hogy ő a világ közepe, a történet főhőse, a szeretett, a megbecsült, a jó karakter, akire csak csodálatos dolgok várhatnak.</text:span></text:p>
              </text:list-item>
              <text:list-item>
                <text:p><text:span text:style-name="T3">De megesik, és ha így adódik az fájó. A reakció általános: Csalódottság, féltékenység, düh, egyfajta gonoszság.</text:span></text:p>
              </text:list-item>
              <text:list-item>
                <text:p><text:span text:style-name="T3">És már kész is a banya. Hát még ha a tükör – a külvilágból érkező folyamatos megítélés is megerősíti… ördögi kör.</text:span></text:p>
              </text:list-item>
              <text:list-item>
                <text:p><text:span text:style-name="T3">A csapdába rekedt “gonosz királynő” úgy ítéli meg, hogy az “új jövevény” a bajok forrása, hisz amíg az nem volt, minden rendben volt. Úgy próbálja feloldani a konfliktust, hogy elpusztítaná azt a lényt, <text:s/>aki mit sem sejt arról, hogy ő bárkit bármiben akadályozna…</text:span></text:p>
              </text:list-item>
              <text:list-item>
                <text:p><text:span text:style-name="T3">Tudatán kívül egykori önmagát pusztítja el ezzel, ezáltal is egyre jobban eltávolodva a “Hófehérkétől” és közeledve a “banyához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vadász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 vadászról nem sokat mond a mese. Egyetlen feladata, hogy a “Gonosz királyné” parancsára ölje meg hófehérkét és hozza el annak kivágott szívét bizonyítékul.</text:span></text:p>
              </text:list-item>
              <text:list-item>
                <text:p><text:span text:style-name="T3">Nos egy szívről nehéz bárkit is azonosítani, így ez is szimbólikus: “törje össze a szívét”. Vegye el szépsége forrását, a naív, romlatlan szeretetet, lelke belső fényét, amely a szépségének valódi forrása.</text:span></text:p>
              </text:list-item>
              <text:list-item>
                <text:p><text:span text:style-name="T3">Hogyan törje össze a szívét? Éjjel vigye ki az erdőbe, és ott… vegye elő a fegyverét, célozzon és lőjön. Aztán vegye el a szívét, és tegye a gonosz elé bizonyítékul.</text:span></text:p>
              </text:list-item>
              <text:list-item>
                <text:p><text:span text:style-name="T3">A vadász tehát nem afféle vadgazdálkodó szerepben jelenik meg, hanem inkább olyanban aki másra vadászik, úgy is mondhatnánk, p#n#vadász, hogyha nagyon egyértelműen be akarjuk sorolni</text:span></text:p>
              </text:list-item>
              <text:list-item>
                <text:p><text:span text:style-name="T3">Így mindjárt jobban összeáll a kép: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2" draw:text-style-name="P2" xml:id="id16" draw:id="id16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17" draw:id="id17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18" draw:id="id18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6" draw:start-glue-point="0" draw:end-shape="id17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6" draw:start-glue-point="1" draw:end-shape="id18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7" draw:start-glue-point="2" draw:end-shape="id18" draw:end-glue-point="5" svg:d="M6922 6096c0 5901 1279 8851 3838 8851" svg:viewBox="0 0 3839 8852">
          <text:p/>
        </draw:connector>
        <draw:frame draw:style-name="gr24" draw:text-style-name="P6" draw:layer="layout" svg:width="11.176cm" svg:height="4.517cm" svg:x="16.002cm" svg:y="5.897cm">
          <draw:text-box>
            <text:p>Figyeljük meg, hogy kialakult 3 pár.</text:p>
            <text:p>Innen már nagyjából minden egyenesen következik majd.</text:p>
            <text:p>Középen a Hófehérke mese főszereplői, jobbra és balra másik 2 mese főszereplői.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18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9" draw:text-style-name="P2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16" draw:text-style-name="P6" draw:layer="layout" svg:width="11.684cm" svg:height="2.384cm" svg:x="1.27cm" svg:y="17.174cm">
          <draw:text-box>
            <text:p>Balról fenn a “jó” karakterek, akik segítenek, jobbról lenn az ellenlábasok.</text:p>
          </draw:text-box>
        </draw:frame>
        <draw:connector draw:style-name="gr14" draw:text-style-name="P5" draw:layer="layout" draw:type="curve" svg:x1="22.463cm" svg:y1="17.568cm" svg:x2="15.067cm" svg:y2="14.947cm" draw:end-shape="id18" svg:d="M22463 17568c-5170 0-1473-2621-7396-2621" svg:viewBox="0 0 7397 2622">
          <text:p/>
        </draw:connector>
        <draw:connector draw:style-name="gr5" draw:text-style-name="P5" draw:layer="layout" draw:type="curve" svg:x1="25.084cm" svg:y1="18.129cm" svg:x2="19.991cm" svg:y2="19.886cm" svg:d="M25084 18129c0 1172-1697 1757-5093 1757" svg:viewBox="0 0 5094 1758">
          <text:p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Hárman párban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Jogosan lehetne mondani, hogy a mese nem így van, a király ott egyedül van a királyné halála okán, a vadász és a gonosz mostoha között pedig még csak élettársi kapcsolat sincs…</text:span></text:p>
              </text:list-item>
              <text:list-item>
                <text:p><text:span text:style-name="T3">Véleményem szerint a karakterek kibontása mégis erre az eredményre vezet, a szerepeket így lehet párosítani.</text:span></text:p>
              </text:list-item>
              <text:list-item>
                <text:p><text:span text:style-name="T3">A vadász és a gonosz királyné kapcsolatára egyik legjobb bizonyíték, hogy a mese, mint egy jobb hollywoodi film, direkt nem tesz említést a köztük lévő kapcsolatról, hogy ne is sejtsük, ezáltal növelve a felismerés megdöbbentő erejét – ha eljön az ideje. Annyit tudni, hogy a gonosz tettben együttműködés kezdődik, de a vadász nem engedelmeskedik, ezért a gonosz királyné börtönbe zárja.</text:span></text:p>
              </text:list-item>
              <text:list-item>
                <text:p><text:span text:style-name="T3">A feltételezés szerint a gonosz mostoha maga egykor Hófehérke volt. Akkor hát volt neki férje, a herceg, de férj nélkül érkezik a történetb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válás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Tiszta sor, Hófehérke és a herceg elváltak.</text:span></text:p>
              </text:list-item>
              <text:list-item>
                <text:p><text:span text:style-name="T3">Így még érthetőbb miért olyan gonosz a mostoha. Hogy ő akart-e válni, vagy a herceg, azt nem tudni. Mindkettőjüknek volt oka rá bőven.</text:span></text:p>
              </text:list-item>
              <text:list-item>
                <text:p><text:span text:style-name="T3">A herceg nem volt egy egyszerű eset… Eleinte odaadó volt, a csillagokat is odaígérte, de végül maradt egy lakótelepi lakás. A hétvégéket eleinte együtt töltötték, majd a herceg szívesebben sörözött a barátaival, és néha sokáig elmaradt… Már nem volt aki dícsérje Hófehérke csodás jellemvonásait, melyeket mind jól ismerünk, mert amikor együtt vacsoráztak, a herceg csak bámult maga elé a tányérba, és ha Hófehérke kérdezte valamiről, a válasz általában az volt, “most szeretnék nyugodtan enni, ha nem probléma”. Aztán volt, hogy több pénzt vitt, mint amennyit hozott, iszákosság, szerencsejáték, további kimaradások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herceg transzformációja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De Hófehérke sem volt egy egyszerű eset… Az csak természetes, hogy neki kellet lenni a középpontban, és a fő téma ezzel kellett hogy kapcsolatos legyen: ruhák, pipere, udvarhölgyek, csupa olyan téma ami a herceget hidegen hagyta.</text:span></text:p>
              </text:list-item>
              <text:list-item>
                <text:p><text:span text:style-name="T3">Amikor a herceg a barátaival szeretett volna találkozni, Hófehérke nem repesett az örömtől, és ez a hercegben lelkifurdalást ébressztett. Bánatossá tette, hogy ő nem tudja úgy elszórakoztatni aráját, mint pl. a többi herceg a legutóbbi zenés estén, akik bezzeg felsorolták Hófehérke minden báját… Enyhe depresziójában, mikor egy keményen végigdolgozott nap után kedese a vacsoránál kérdőre vonta, már azon merengett, hogy valóban ez-e az a Hófehérke, akit neki a mesében megírt módon feleségül kellett vennie. Mivel nem sikerült meggyőznie magát, és ebben Hófehérke sem volt segítségére, bánatában, hogy mekkora egy hülye, elvesztette a kontrollt életmódja felett, italba folytotta bánatát, Hófehérke mérhetetlen költekezését szerencsejátékból próbálta fedezni, é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draw:style-name="gr2" draw:text-style-name="P2" xml:id="id19" draw:id="id19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20" draw:id="id20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4" draw:text-style-name="P4" xml:id="id21" draw:id="id21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.689cm" svg:y1="8.5cm" svg:x2="5.139cm" svg:y2="5.615cm" draw:start-shape="id19" draw:start-glue-point="0" draw:end-shape="id20" draw:end-glue-point="3" svg:d="M2689 8500c0-1924 816-2885 2450-2885" svg:viewBox="0 0 2451 2886">
          <text:p/>
        </draw:connector>
        <draw:connector draw:style-name="gr6" draw:text-style-name="P5" draw:layer="layout" draw:type="curve" draw:line-skew="-0.868cm" svg:x1="4.824cm" svg:y1="8.981cm" svg:x2="10.76cm" svg:y2="14.947cm" draw:start-shape="id19" draw:start-glue-point="1" draw:end-shape="id21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20" draw:start-glue-point="2" draw:end-shape="id21" draw:end-glue-point="5" svg:d="M6922 6096c0 5901 1279 8851 3838 8851" svg:viewBox="0 0 3839 8852">
          <text:p/>
        </draw:connector>
        <draw:frame draw:style-name="gr25" draw:text-style-name="P6" draw:layer="layout" svg:width="16.418cm" svg:height="4.415cm" svg:x="10.76cm" svg:y="4.729cm">
          <draw:text-box>
            <text:p>Amint az már majdnem nyilvánvaló volt, a herceg áttért – egyes források és rossz nyelvek szerint visszatért régi szokásához, és eleinte alkalomszerűen, majd mind gyakrabban vadászatra indult, mígnem ez az életmód rendszeressé vált, és végül úgy maradt.</text:p>
          </draw:text-box>
        </draw:frame>
        <draw:frame draw:style-name="gr13" draw:text-style-name="P3" draw:layer="layout" svg:width="2.564cm" svg:height="0.962cm" svg:x="17.426cm" svg:y="19.404cm">
          <draw:text-box>
            <text:p><text:span text:style-name="T2">Vadász</text:span></text:p>
          </draw:text-box>
        </draw:frame>
        <draw:connector draw:style-name="gr14" draw:text-style-name="P5" draw:layer="layout" draw:type="curve" svg:x1="17.453cm" svg:y1="19.827cm" svg:x2="15.067cm" svg:y2="14.947cm" draw:end-shape="id21" draw:end-glue-point="7" svg:d="M17453 19827c-1413 0-220-4880-2386-4880" svg:viewBox="0 0 2387 4881">
          <text:p/>
        </draw:connector>
        <draw:custom-shape draw:style-name="gr15" draw:text-style-name="P8" draw:layer="layout" svg:width="4.064cm" svg:height="2.794cm" svg:x="10.861cm" svg:y="9.579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12.892cm" svg:y1="12.372cm" svg:x2="12.914cm" svg:y2="13.55cm" svg:d="M12892 12372c0 885 22 296 22 1178" svg:viewBox="0 0 23 1179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9" draw:text-style-name="P2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16" draw:text-style-name="P6" draw:layer="layout" svg:width="11.684cm" svg:height="2.384cm" svg:x="1.778cm" svg:y="17.174cm">
          <draw:text-box>
            <text:p>Így lett az egykor hercegből egy másik törénetben vadász. A nyíl jól szemlélteti a lezüllésének folyamatát.</text:p>
          </draw:text-box>
        </draw:frame>
        <draw:connector draw:style-name="gr14" draw:text-style-name="P5" draw:layer="layout" draw:type="curve" svg:x1="22.463cm" svg:y1="17.568cm" svg:x2="15.067cm" svg:y2="14.947cm" draw:end-shape="id21" svg:d="M22463 17568c-5170 0-1473-2621-7396-2621" svg:viewBox="0 0 7397 2622">
          <text:p/>
        </draw:connector>
        <draw:connector draw:style-name="gr5" draw:text-style-name="P5" draw:layer="layout" draw:type="curve" svg:x1="25.084cm" svg:y1="18.129cm" svg:x2="19.991cm" svg:y2="19.886cm" svg:d="M25084 18129c0 1172-1697 1757-5093 1757" svg:viewBox="0 0 5094 1758">
          <text:p/>
        </draw:connector>
        <draw:connector draw:style-name="gr18" draw:text-style-name="P5" draw:layer="layout" draw:type="curve" svg:x1="15.02cm" svg:y1="10.923cm" svg:x2="18.804cm" svg:y2="19.352cm" svg:d="M15020 10923c2523 0 3784 2809 3784 8429" svg:viewBox="0 0 3785 8430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draw:style-name="gr13" draw:text-style-name="P3" xml:id="id23" draw:id="id23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22" draw:id="id22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24" draw:id="id24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25" draw:id="id25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26" draw:id="id26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7" draw:id="id27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22" draw:start-glue-point="2" draw:end-shape="id23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24" draw:start-glue-point="0" draw:end-shape="id25" draw:end-glue-point="3" svg:d="M2689 8500c0-1924 816-2885 2450-2885" svg:viewBox="0 0 2451 2886">
          <text:p/>
        </draw:connector>
        <draw:connector draw:style-name="gr5" draw:text-style-name="P5" xml:id="id28" draw:id="id28" draw:layer="layout" draw:type="curve" svg:x1="12.892cm" svg:y1="12.372cm" svg:x2="12.914cm" svg:y2="13.55cm" draw:start-shape="id26" draw:start-glue-point="6" draw:end-shape="id27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24" draw:start-glue-point="1" draw:end-shape="id26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25" draw:start-glue-point="2" draw:end-shape="id26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24" draw:start-glue-point="1" draw:end-shape="id27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25" draw:start-glue-point="2" draw:end-shape="id27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22" draw:start-glue-point="3" draw:end-shape="id28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23" draw:start-glue-point="3" draw:end-shape="id28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6" draw:text-style-name="P6" draw:layer="layout" svg:width="16.418cm" svg:height="2.128cm" svg:x="9.998cm" svg:y="4.73cm">
          <draw:text-box>
            <text:p>Az ábra ezen a ponton korrekcióra szorul. A herceget is nyilván anya szülte, és apja is kellett, hogy legyen. </text:p>
          </draw:text-box>
        </draw:frame>
        <draw:frame draw:style-name="gr27" draw:text-style-name="P6" draw:layer="layout" svg:width="9.652cm" svg:height="8.732cm" svg:x="17.526cm" svg:y="7.874cm">
          <draw:text-box>
            <text:p>Úgy vélem, hogy a mesében a támadás Hófehérke ellen szimbólikus, tágabb értelemben véve pedig nem pusztán ellene irányul, hanem a boldog szeretetkapcsolat ellen, amit a karakterek sikeresen el is pusztítottak, és ezáltal vehették fel jelenlegi formájukat.</text:p>
          </draw:text-box>
        </draw:frame>
        <draw:frame draw:style-name="gr26" draw:text-style-name="P6" draw:layer="layout" svg:width="16.418cm" svg:height="2.128cm" svg:x="0.254cm" svg:y="18.592cm">
          <draw:text-box>
            <text:p>A mostoha és a vadász kapcsolata a válás, hogy nincs kapcsolat, ami pedig van, az bár ne is lenne inkább..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Királynő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A királynővel kezdődik a mese, de nem sokat tudunk meg róla.</text:p>
              </text:list-item>
              <text:list-item>
                <text:p>Szeretnivaló, szép, egyetlen hibája csak hogy meghal.</text:p>
              </text:list-item>
              <text:list-item>
                <text:p>De ez is csak szimbólum, suprise-suprise: a királynő nem hal meg!</text:p>
              </text:list-item>
              <text:list-item>
                <text:p>Feláldozza önmagát, szerepébe temetkezik, ezért a tetszhalott állapot.</text:p>
              </text:list-item>
              <text:list-item>
                <text:p>Egyetlen szerepe pedig: létrehozni Hófehérké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látomás, vagy dezsavű?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A királynő elábrándozik, avagy később álmot lát. Megfogalmazódik benne leendő gyemeke több tulajdonága: Hajszín, bűrszín, ajkainak színe. Genetikailag azonban csak olyan tulajdonságok örökölhetőek, amelyet az egyén – valamilyen formában - <text:s/>maga is birtokol. A királynő – feltehetően maga is rendelkezett a hófehérkére jellemző tulajdonságokkal, elképzelhető, hogy azokat sorolta el, melyeket maga is kedvelt – egykori önmagában, amikor még ! Ö is Hófehérke volt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draw:style-name="gr13" draw:text-style-name="P3" xml:id="id30" draw:id="id30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29" draw:id="id29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31" draw:id="id31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32" draw:id="id32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33" draw:id="id33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34" draw:id="id34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29" draw:start-glue-point="2" draw:end-shape="id30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31" draw:start-glue-point="0" draw:end-shape="id32" draw:end-glue-point="3" svg:d="M2689 8500c0-1924 816-2885 2450-2885" svg:viewBox="0 0 2451 2886">
          <text:p/>
        </draw:connector>
        <draw:connector draw:style-name="gr5" draw:text-style-name="P5" xml:id="id35" draw:id="id35" draw:layer="layout" draw:type="curve" svg:x1="12.892cm" svg:y1="12.372cm" svg:x2="12.914cm" svg:y2="13.55cm" draw:start-shape="id33" draw:start-glue-point="6" draw:end-shape="id34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31" draw:start-glue-point="1" draw:end-shape="id33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32" draw:start-glue-point="2" draw:end-shape="id33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31" draw:start-glue-point="1" draw:end-shape="id34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32" draw:start-glue-point="2" draw:end-shape="id34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29" draw:start-glue-point="3" draw:end-shape="id35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30" draw:start-glue-point="3" draw:end-shape="id35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connector draw:style-name="gr22" draw:text-style-name="P5" draw:layer="layout" draw:type="curve" svg:x1="15.015cm" svg:y1="14.876cm" svg:x2="22.94cm" svg:y2="8.71cm" svg:d="M15015 14876c5944 0 1982-6166 7925-6166" svg:viewBox="0 0 7926 6167">
          <text:p/>
        </draw:connector>
        <draw:frame draw:style-name="gr16" draw:text-style-name="P6" draw:layer="layout" svg:width="11.176cm" svg:height="2.384cm" svg:x="14.224cm" svg:y="4.745cm">
          <draw:text-box>
            <text:p>Nem várt fordulat, mindenki a Hóferkéből alakult ki, még a Hófehérke is a Hófehérkéből lett..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draw:style-name="gr13" draw:text-style-name="P3" xml:id="id37" draw:id="id37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36" draw:id="id36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38" draw:id="id38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39" draw:id="id39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40" draw:id="id40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1" draw:id="id41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36" draw:start-glue-point="2" draw:end-shape="id37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38" draw:start-glue-point="0" draw:end-shape="id39" draw:end-glue-point="3" svg:d="M2689 8500c0-1924 816-2885 2450-2885" svg:viewBox="0 0 2451 2886">
          <text:p/>
        </draw:connector>
        <draw:connector draw:style-name="gr5" draw:text-style-name="P5" xml:id="id42" draw:id="id42" draw:layer="layout" draw:type="curve" svg:x1="12.892cm" svg:y1="12.372cm" svg:x2="12.914cm" svg:y2="13.55cm" draw:start-shape="id40" draw:start-glue-point="6" draw:end-shape="id41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38" draw:start-glue-point="1" draw:end-shape="id40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39" draw:start-glue-point="2" draw:end-shape="id40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38" draw:start-glue-point="1" draw:end-shape="id41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39" draw:start-glue-point="2" draw:end-shape="id41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36" draw:start-glue-point="3" draw:end-shape="id42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37" draw:start-glue-point="3" draw:end-shape="id42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connector draw:style-name="gr22" draw:text-style-name="P5" draw:layer="layout" draw:type="curve" svg:x1="15.015cm" svg:y1="14.876cm" svg:x2="22.94cm" svg:y2="8.71cm" svg:d="M15015 14876c5944 0 1982-6166 7925-6166" svg:viewBox="0 0 7926 6167">
          <text:p/>
        </draw:connector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frame draw:style-name="gr16" draw:text-style-name="P6" draw:layer="layout" svg:width="9.144cm" svg:height="2.384cm" svg:x="5.622cm" svg:y="17.331cm">
          <draw:text-box>
            <text:p>De a banyáról is ezt mondtuk, ez hogy lehet?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draw:style-name="gr13" draw:text-style-name="P3" xml:id="id44" draw:id="id44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9" draw:text-style-name="P2" xml:id="id43" draw:id="id43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2" draw:text-style-name="P2" xml:id="id45" draw:id="id45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3" draw:text-style-name="P3" xml:id="id46" draw:id="id46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47" draw:id="id47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8" draw:id="id48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curve" svg:x1="25.083cm" svg:y1="18.128cm" svg:x2="19.99cm" svg:y2="19.885cm" draw:start-shape="id43" draw:start-glue-point="2" draw:end-shape="id44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45" draw:start-glue-point="0" draw:end-shape="id46" draw:end-glue-point="3" svg:d="M2689 8500c0-1924 816-2885 2450-2885" svg:viewBox="0 0 2451 2886">
          <text:p/>
        </draw:connector>
        <draw:connector draw:style-name="gr5" draw:text-style-name="P5" xml:id="id49" draw:id="id49" draw:layer="layout" draw:type="curve" svg:x1="12.892cm" svg:y1="12.372cm" svg:x2="12.914cm" svg:y2="13.55cm" draw:start-shape="id47" draw:start-glue-point="6" draw:end-shape="id48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45" draw:start-glue-point="1" draw:end-shape="id47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46" draw:start-glue-point="2" draw:end-shape="id47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45" draw:start-glue-point="1" draw:end-shape="id48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46" draw:start-glue-point="2" draw:end-shape="id48" draw:end-glue-point="5" svg:d="M6922 6096c0 5901 1279 8851 3838 8851" svg:viewBox="0 0 3839 8852">
          <text:p/>
        </draw:connector>
        <draw:connector draw:style-name="gr14" draw:text-style-name="P5" draw:layer="layout" draw:type="curve" svg:x1="22.436cm" svg:y1="17.647cm" svg:x2="12.903cm" svg:y2="12.962cm" draw:start-shape="id43" draw:start-glue-point="3" draw:end-shape="id49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44" draw:start-glue-point="3" draw:end-shape="id49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connector draw:style-name="gr22" draw:text-style-name="P5" draw:layer="layout" draw:type="curve" svg:x1="15.015cm" svg:y1="14.876cm" svg:x2="22.94cm" svg:y2="8.71cm" svg:d="M15015 14876c5944 0 1982-6166 7925-6166" svg:viewBox="0 0 7926 6167">
          <text:p/>
        </draw:connector>
        <draw:frame draw:style-name="gr9" draw:text-style-name="P2" draw:layer="layout" svg:width="5.294cm" svg:height="0.962cm" svg:x="0cm" svg:y="17.312cm">
          <draw:text-box>
            <text:p><text:span text:style-name="T1">Gonosz mostoha</text:span></text:p>
          </draw:text-box>
        </draw:frame>
        <draw:connector draw:style-name="gr10" draw:text-style-name="P5" draw:layer="layout" draw:type="curve" svg:x1="2.689cm" svg:y1="9.462cm" svg:x2="2.647cm" svg:y2="17.312cm" svg:d="M2689 9462c0 5887-42 1963-42 7850" svg:viewBox="0 0 43 7851">
          <text:p/>
        </draw:connector>
        <draw:connector draw:style-name="gr22" draw:text-style-name="P5" draw:layer="layout" draw:type="curve" svg:x1="12.861cm" svg:y1="16.445cm" svg:x2="22.383cm" svg:y2="17.748cm" svg:d="M12861 16445c0 869 3174 1303 9522 1303" svg:viewBox="0 0 9523 1304">
          <text:p/>
        </draw:connector>
        <draw:connector draw:style-name="gr10" draw:text-style-name="P5" draw:layer="layout" draw:type="curve" svg:x1="25.189cm" svg:y1="9.362cm" svg:x2="25.147cm" svg:y2="17.212cm" svg:d="M25189 9362c0 5887-42 1963-42 7850" svg:viewBox="0 0 43 7851">
          <text:p/>
        </draw:connector>
        <draw:frame draw:style-name="gr16" draw:text-style-name="P6" draw:layer="layout" svg:width="11.176cm" svg:height="2.384cm" svg:x="14.224cm" svg:y="4.745cm">
          <draw:text-box>
            <text:p>Nos, itt belépünk a tudatalatti világába, elérkeztünk az archetípusokhoz, meg az ezotériához</text:p>
          </draw:text-box>
        </draw:frame>
        <draw:frame draw:style-name="gr29" draw:text-style-name="P6" draw:layer="layout" svg:width="7.874cm" svg:height="4.826cm" svg:x="5.796cm" svg:y="15.844cm">
          <draw:text-box>
            <text:p>A két ellentétes személyiség skizoid módon parallel evolvál, olykor transzlokálódik, vagy expressziója szuszpendálódik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Szív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Milyen volt a királynő? - Szivélyes</text:p>
              </text:list-item>
              <text:list-item>
                <text:p>Milyen volt a mostoha? - Szívtelen</text:p>
              </text:list-item>
              <text:list-item>
                <text:p>Mit akart tenni Hófehérkével? - Szívteleníttetni akar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szívtelen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Miért volt szívtelen a mostoha? - Valószínűleg, mikor még ő is Hófehérke volt, a vadász őt is kicsalta az erdőbe, elővette fegyverét, és... ezt a szív bánta. Az is lehet, hogy további vadászok is megpróbálták megszerezni a szívét, mire már semmi sem maradt… Sőt, lehet, hogy arra a következretésre jutott, hogy ez így normális, és végül maga csalta ki a vadászokat az erdőbe. De ez nem tette boldoggá. A szépségért sok mindenre képes egy nő, ő szívleszívást csináltatott magán, remélve, hogy sikeresebb lesz a férfiaknál, és valóban, a mese nem említi hogy csúf lett volna… d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z öreg király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A király még kimaradt, szerepvállalása, jellemzői megkérdőjelezhetőek.</text:p>
              </text:list-item>
              <text:list-item>
                <text:p>Hófehérke szerető apjaként, a királyné özvegyeként szeretnivaló</text:p>
              </text:list-item>
              <text:list-item>
                <text:p>De amikor összeáll a gonosz mostohával, és hagyja, hogy <text:s/>az Hófehérke ellen keljen, szánalmas áldozattá, tutyimutyi papucsférjjé válik.</text:p>
              </text:list-item>
              <text:list-item>
                <text:p>Ki ő valójában és honnan származik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frame draw:style-name="gr13" draw:text-style-name="P3" xml:id="id52" draw:id="id52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28" draw:text-style-name="P3" xml:id="id51" draw:id="id51" draw:layer="layout" svg:width="3.567cm" svg:height="0.962cm" svg:x="5.693cm" svg:y="19.458cm">
          <draw:text-box>
            <text:p><text:span text:style-name="T2">Öreg király</text:span></text:p>
          </draw:text-box>
        </draw:frame>
        <draw:frame draw:style-name="gr9" draw:text-style-name="P2" xml:id="id53" draw:id="id53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9" draw:text-style-name="P2" xml:id="id57" draw:id="id57" draw:layer="layout" svg:width="5.294cm" svg:height="0.962cm" svg:x="0cm" svg:y="17.312cm">
          <draw:text-box>
            <text:p><text:span text:style-name="T1">Gonosz mostoha</text:span></text:p>
          </draw:text-box>
        </draw:frame>
        <draw:frame draw:style-name="gr28" draw:text-style-name="P2" draw:layer="layout" svg:width="4.27cm" svg:height="0.962cm" svg:x="22.992cm" svg:y="8.3cm">
          <draw:text-box>
            <text:p><text:span text:style-name="T1">Öreg királyné</text:span></text:p>
          </draw:text-box>
        </draw:frame>
        <draw:frame draw:style-name="gr2" draw:text-style-name="P2" xml:id="id54" draw:id="id54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13" draw:text-style-name="P3" xml:id="id58" draw:id="id58" draw:layer="layout" svg:width="2.564cm" svg:height="0.962cm" svg:x="17.278cm" svg:y="5.134cm">
          <draw:text-box>
            <text:p><text:span text:style-name="T2">Vadász</text:span></text:p>
          </draw:text-box>
        </draw:frame>
        <draw:frame draw:style-name="gr3" draw:text-style-name="P3" xml:id="id55" draw:id="id55" draw:layer="layout" svg:width="3.567cm" svg:height="0.962cm" svg:x="5.139cm" svg:y="5.134cm">
          <draw:text-box>
            <text:p><text:span text:style-name="T2">Öreg király</text:span></text:p>
          </draw:text-box>
        </draw:frame>
        <draw:custom-shape draw:style-name="gr15" draw:text-style-name="P8" xml:id="id50" draw:id="id50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56" draw:id="id56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10.86cm" svg:y1="10.975cm" svg:x2="7.476cm" svg:y2="19.458cm" draw:start-shape="id50" draw:start-glue-point="5" draw:end-shape="id51" draw:end-glue-point="0" svg:d="M10860 10975c-2256 0-3384 2827-3384 8483" svg:viewBox="0 0 3385 8484">
          <text:p/>
        </draw:connector>
        <draw:connector draw:style-name="gr18" draw:text-style-name="P5" draw:layer="layout" draw:type="curve" svg:x1="14.924cm" svg:y1="10.975cm" svg:x2="18.708cm" svg:y2="19.404cm" draw:start-shape="id50" draw:start-glue-point="7" draw:end-shape="id52" draw:end-glue-point="0" svg:d="M14924 10975c2523 0 3784 2809 3784 8429" svg:viewBox="0 0 3785 8430">
          <text:p/>
        </draw:connector>
        <draw:connector draw:style-name="gr5" draw:text-style-name="P5" draw:layer="layout" draw:type="curve" svg:x1="25.083cm" svg:y1="18.128cm" svg:x2="19.99cm" svg:y2="19.885cm" draw:start-shape="id53" draw:start-glue-point="2" draw:end-shape="id52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54" draw:start-glue-point="0" draw:end-shape="id55" draw:end-glue-point="3" svg:d="M2689 8500c0-1924 816-2885 2450-2885" svg:viewBox="0 0 2451 2886">
          <text:p/>
        </draw:connector>
        <draw:connector draw:style-name="gr5" draw:text-style-name="P5" xml:id="id59" draw:id="id59" draw:layer="layout" draw:type="curve" svg:x1="12.892cm" svg:y1="12.372cm" svg:x2="12.914cm" svg:y2="13.55cm" draw:start-shape="id50" draw:start-glue-point="6" draw:end-shape="id56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54" draw:start-glue-point="1" draw:end-shape="id50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55" draw:start-glue-point="2" draw:end-shape="id50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54" draw:start-glue-point="1" draw:end-shape="id56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55" draw:start-glue-point="2" draw:end-shape="id56" draw:end-glue-point="5" svg:d="M6922 6096c0 5901 1279 8851 3838 8851" svg:viewBox="0 0 3839 8852">
          <text:p/>
        </draw:connector>
        <draw:connector draw:style-name="gr30" draw:text-style-name="P5" draw:layer="layout" draw:type="curve" svg:x1="2.689cm" svg:y1="9.462cm" svg:x2="2.647cm" svg:y2="17.312cm" draw:start-shape="id54" draw:start-glue-point="2" draw:end-shape="id57" draw:end-glue-point="0" svg:d="M2689 9462c0 5887-42 1963-42 7850" svg:viewBox="0 0 43 7851">
          <text:p/>
        </draw:connector>
        <draw:connector draw:style-name="gr30" draw:text-style-name="P5" draw:layer="layout" draw:type="curve" svg:x1="8.706cm" svg:y1="5.615cm" svg:x2="17.278cm" svg:y2="5.615cm" draw:start-shape="id55" draw:start-glue-point="1" draw:end-shape="id58" draw:end-glue-point="3" svg:d="M8706 5615h8572" svg:viewBox="0 0 8573 1">
          <text:p/>
        </draw:connector>
        <draw:connector draw:style-name="gr14" draw:text-style-name="P5" draw:layer="layout" draw:type="curve" svg:x1="22.436cm" svg:y1="17.647cm" svg:x2="12.903cm" svg:y2="12.962cm" draw:start-shape="id53" draw:start-glue-point="3" draw:end-shape="id59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52" draw:start-glue-point="3" draw:end-shape="id59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frame draw:style-name="gr31" draw:text-style-name="P6" draw:layer="layout" svg:width="8.636cm" svg:height="7.366cm" svg:x="18.708cm" svg:y="9.652cm">
          <draw:text-box>
            <text:p>Ahogy az már várható volt, a maszkulin perszonák a <text:s/>feminimekhez hasonlóan divergálnak. A vertikális a maszkulin, a horizontális direkció a feminim transzformációkat prezentálja.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zín-szimbólik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ehér: Hó, hófedte téli táj, fehér márvány kastély, ősz haj, szakáll. Hidegség, higgadtság, fagyott idő. Fény, világosság, tudatosság. Tisztaság.</text:p>
              </text:list-item>
              <text:list-item>
                <text:p>Fekete: Sötét, gonosz, alattomos, rejtőzködő, rejtett. Tudatlanság, sötét látásmód, elmezavar. Kiismerhetetlen mélységek. Tiszátalanság. (Halál.)</text:p>
              </text:list-item>
              <text:list-item>
                <text:p>Vörös: Tűz: fűt, feltüzel, belső energia. Vér, vérvonal, testvér, háború. Lüktető életerő, vágy az életben maradásra.</text:p>
              </text:list-item>
              <text:list-item>
                <text:p>Vörös a fehérben: melegség, belső tűz, áldozati vér fájdalma. Hamu alatt lapuló parázs. Lángoló szerelem.</text:p>
              </text:list-item>
              <text:list-item>
                <text:p>Vörös a feketében: kioltott vér bűne, gyűlölet heve, “pír-per”. Pusztító tűz, ami fekete üszköt és romokat hagy hátr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masz - radzsasz - szatv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ekete – tehetetlenség, szenvedés, sötétség (börtön)</text:p>
              </text:list-item>
              <text:list-item>
                <text:p>Vörös – lángoló szerelmesek násza, ragyogás, királyi vérvonalak, vérségi viszony</text:p>
              </text:list-item>
              <text:list-item>
                <text:p>Fehér – az örök hó birodalma, a fény, a megvilágosultak világossága, az öreg király, (fehér gandalf, gur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A hűs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A király - az egykori herceg - egy példamutató karakter a szeretet megvalósításában.</text:p>
              </text:list-item>
              <text:list-item>
                <text:p>Ő nem vált el, mint a vadász, nem lett hős, hanem maradt hűs, hűséges. Jegelte vágyait, fékezte érzelmeit. (A mese télen kezdődik)</text:p>
              </text:list-item>
              <text:list-item>
                <text:p>Volt mit fékeznie, végig kellett néznie, ahogyan Hófehérke átalakul, feleségül vette a szeretett nőt, és azon találja magát, hogy a gonosz mostohával él. Mit tehet egy férfi egy szívtelen nő társaként? El kell érnie, hogy újból legyen szíve… szeretnie kellet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#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Hogy tudta szeretni azt a gonosz banyát?</text:p>
              </text:list-item>
              <text:list-item>
                <text:p>A szeretet tisztán lát, nem dől be a felszínes jellemeknek, nem a pillanatnyi szereposztás alapján ítél, hogy éppen kinek mi jutott.</text:p>
              </text:list-item>
              <text:list-item>
                <text:p>A király karakter példát mutat türelmével, hogy akkor is szerepében marad, és fenntartja a szeretetét amikor körülötte minden összeomlik.</text:p>
              </text:list-item>
              <text:list-item>
                <text:p>Bánatos a viszontagságok miatt, de nem zavarja el a gonosz mostohát, majd csak akkor, mikor Hófehérke visszatért, célt ért tehát, a nélkül, hogy maga is gonosszá váln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3.506cm" svg:x="0.963cm" svg:y="0.81cm" presentation:class="title" presentation:user-transformed="true">
          <draw:text-box>
            <text:p>Gonosz mostoha – Öreg király pár</text:p>
          </draw:text-box>
        </draw:frame>
        <draw:frame presentation:style-name="pr2" draw:text-style-name="P9" draw:layer="layout" svg:width="25.199cm" svg:height="16.15cm" svg:x="1.402cm" svg:y="3.916cm" presentation:class="outline" presentation:user-transformed="true">
          <draw:text-box>
            <text:list text:style-name="L2">
              <text:list-item>
                <text:p>Az ábra egyik sarkába az “özvegyen maradt” király új kapcsolata került. Nehezen lehetne jó kapcsolatnak nevezni, de a történet határozott említést tesz a pár tagjainak összetartozásáról.</text:p>
              </text:list-item>
              <text:list-item>
                <text:p>Amint a mostoha megjelenik, beköszönt a konfliktusos rész, a sötét időszak semmilyen szempontból nem termékeny. A királyné halott.</text:p>
              </text:list-item>
              <text:list-item>
                <text:p>A király jelenléte irreleváns, sakkba szorul</text:p>
              </text:list-item>
              <text:list-item>
                <text:p>Hófehérke száműzve, a herceg még sehol.</text:p>
              </text:list-item>
              <text:list-item>
                <text:p>A vadász pedig..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draw:style-name="gr13" draw:text-style-name="P3" xml:id="id63" draw:id="id63" draw:layer="layout" svg:width="2.564cm" svg:height="0.962cm" svg:x="29.84cm" svg:y="10.46cm">
          <draw:text-box>
            <text:p><text:span text:style-name="T2">Vadász</text:span></text:p>
          </draw:text-box>
        </draw:frame>
        <draw:frame draw:style-name="gr28" draw:text-style-name="P3" xml:id="id62" draw:id="id62" draw:layer="layout" svg:width="3.567cm" svg:height="0.962cm" svg:x="17.607cm" svg:y="10.514cm">
          <draw:text-box>
            <text:p><text:span text:style-name="T2">Öreg király</text:span></text:p>
          </draw:text-box>
        </draw:frame>
        <draw:frame draw:style-name="gr9" draw:text-style-name="P2" xml:id="id64" draw:id="id64" draw:layer="layout" svg:width="5.294cm" svg:height="0.962cm" svg:x="34.85cm" svg:y="8.222cm">
          <draw:text-box>
            <text:p><text:span text:style-name="T1">Gonosz mostoha</text:span></text:p>
          </draw:text-box>
        </draw:frame>
        <draw:frame draw:style-name="gr9" draw:text-style-name="P2" xml:id="id72" draw:id="id72" draw:layer="layout" svg:width="5.294cm" svg:height="0.962cm" svg:x="12.014cm" svg:y="8.368cm">
          <draw:text-box>
            <text:p><text:span text:style-name="T1">Gonosz mostoha</text:span></text:p>
          </draw:text-box>
        </draw:frame>
        <draw:frame draw:style-name="gr28" draw:text-style-name="P2" xml:id="id68" draw:id="id68" draw:layer="layout" svg:width="4.27cm" svg:height="0.962cm" svg:x="35.406cm" svg:y="-0.644cm">
          <draw:text-box>
            <text:p><text:span text:style-name="T1">Öreg királyné</text:span></text:p>
          </draw:text-box>
        </draw:frame>
        <draw:frame draw:style-name="gr2" draw:text-style-name="P2" xml:id="id65" draw:id="id65" draw:layer="layout" svg:width="4.27cm" svg:height="0.962cm" svg:x="12.568cm" svg:y="-0.344cm">
          <draw:text-box>
            <text:p><text:span text:style-name="T1">Öreg királyné</text:span></text:p>
          </draw:text-box>
        </draw:frame>
        <draw:frame draw:style-name="gr13" draw:text-style-name="P3" xml:id="id60" draw:id="id60" draw:layer="layout" svg:width="2.564cm" svg:height="0.962cm" svg:x="29.692cm" svg:y="-3.81cm">
          <draw:text-box>
            <text:p><text:span text:style-name="T2">Vadász</text:span></text:p>
          </draw:text-box>
        </draw:frame>
        <draw:frame draw:style-name="gr3" draw:text-style-name="P3" xml:id="id66" draw:id="id66" draw:layer="layout" svg:width="3.567cm" svg:height="0.962cm" svg:x="17.553cm" svg:y="-3.81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30.974cm" svg:y1="-2.848cm" svg:x2="25.306cm" svg:y2="0.634cm" draw:start-shape="id60" draw:start-glue-point="2" draw:end-shape="id61" svg:d="M30974-2848c0 2611-5668 871-5668 3482" svg:viewBox="0 0 5669 3483">
          <text:p/>
        </draw:connector>
        <draw:custom-shape draw:style-name="gr15" draw:text-style-name="P8" xml:id="id61" draw:id="id61" draw:layer="layout" svg:width="4.064cm" svg:height="2.794cm" svg:x="23.274cm" svg:y="0.634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67" draw:id="id67" draw:layer="layout" svg:width="4.307cm" svg:height="2.794cm" svg:x="23.174cm" svg:y="4.606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23.274cm" svg:y1="2.031cm" svg:x2="19.39cm" svg:y2="10.514cm" draw:start-shape="id61" draw:start-glue-point="5" draw:end-shape="id62" draw:end-glue-point="0" svg:d="M23274 2031c-2590 0-3884 2827-3884 8483" svg:viewBox="0 0 3885 8484">
          <text:p/>
        </draw:connector>
        <draw:connector draw:style-name="gr18" draw:text-style-name="P5" draw:layer="layout" draw:type="curve" svg:x1="27.338cm" svg:y1="2.031cm" svg:x2="31.122cm" svg:y2="10.46cm" draw:start-shape="id61" draw:start-glue-point="7" draw:end-shape="id63" draw:end-glue-point="0" svg:d="M27338 2031c2523 0 3784 2809 3784 8429" svg:viewBox="0 0 3785 8430">
          <text:p/>
        </draw:connector>
        <draw:connector draw:style-name="gr5" draw:text-style-name="P5" draw:layer="layout" draw:type="curve" svg:x1="37.497cm" svg:y1="9.184cm" svg:x2="32.404cm" svg:y2="10.941cm" draw:start-shape="id64" draw:start-glue-point="2" draw:end-shape="id63" draw:end-glue-point="1" svg:d="M37497 9184c0 1172-1697 1757-5093 1757" svg:viewBox="0 0 5094 1758">
          <text:p/>
        </draw:connector>
        <draw:connector draw:style-name="gr5" draw:text-style-name="P5" draw:layer="layout" draw:type="curve" svg:x1="14.703cm" svg:y1="-0.344cm" svg:x2="17.553cm" svg:y2="-3.329cm" draw:start-shape="id65" draw:start-glue-point="0" draw:end-shape="id66" draw:end-glue-point="3" svg:d="M14703-344c0-1990 950-2985 2850-2985" svg:viewBox="0 0 2851 2986">
          <text:p/>
        </draw:connector>
        <draw:connector draw:style-name="gr5" draw:text-style-name="P5" xml:id="id71" draw:id="id71" draw:layer="layout" draw:type="curve" svg:x1="25.306cm" svg:y1="3.428cm" svg:x2="25.328cm" svg:y2="4.606cm" draw:start-shape="id61" draw:start-glue-point="6" draw:end-shape="id67" draw:end-glue-point="4" svg:d="M25306 3428c0 885 22 296 22 1178" svg:viewBox="0 0 23 1179">
          <text:p/>
        </draw:connector>
        <draw:connector draw:style-name="gr6" draw:text-style-name="P5" draw:layer="layout" draw:type="curve" svg:x1="16.838cm" svg:y1="0.137cm" svg:x2="25.306cm" svg:y2="0.634cm" draw:start-shape="id65" draw:start-glue-point="1" draw:end-shape="id61" draw:end-glue-point="4" svg:d="M16838 137c4827 0 4021-1 4932-65s3536-189 3536 562" svg:viewBox="0 0 8469 612">
          <text:p/>
        </draw:connector>
        <draw:connector draw:style-name="gr6" draw:text-style-name="P5" draw:layer="layout" draw:type="curve" svg:x1="19.336cm" svg:y1="-2.848cm" svg:x2="25.306cm" svg:y2="0.634cm" draw:start-shape="id66" draw:start-glue-point="2" draw:end-shape="id61" draw:end-glue-point="4" svg:d="M19336-2848c0 2611 5970 871 5970 3482" svg:viewBox="0 0 5971 3483">
          <text:p/>
        </draw:connector>
        <draw:connector draw:style-name="gr6" draw:text-style-name="P5" draw:layer="layout" draw:type="curve" draw:line-skew="-0.868cm" svg:x1="16.838cm" svg:y1="0.137cm" svg:x2="23.174cm" svg:y2="6.003cm" draw:start-shape="id65" draw:start-glue-point="1" draw:end-shape="id67" draw:end-glue-point="5" svg:d="M16838 137c3448 0 281 5866 6336 5866" svg:viewBox="0 0 6337 5867">
          <text:p/>
        </draw:connector>
        <draw:connector draw:style-name="gr6" draw:text-style-name="P5" draw:layer="layout" draw:type="curve" svg:x1="19.336cm" svg:y1="-2.848cm" svg:x2="23.174cm" svg:y2="6.003cm" draw:start-shape="id66" draw:start-glue-point="2" draw:end-shape="id67" draw:end-glue-point="5" svg:d="M19336-2848c0 5901 1279 8851 3838 8851" svg:viewBox="0 0 3839 8852">
          <text:p/>
        </draw:connector>
        <draw:connector draw:style-name="gr22" draw:text-style-name="P5" draw:layer="layout" draw:type="curve" svg:x1="27.481cm" svg:y1="6.003cm" svg:x2="37.541cm" svg:y2="0.318cm" draw:start-shape="id67" draw:start-glue-point="7" draw:end-shape="id68" draw:end-glue-point="2" svg:d="M27481 6003c6707 0 10060-1895 10060-5685" svg:viewBox="0 0 10061 5686">
          <text:p/>
        </draw:connector>
        <draw:connector draw:style-name="gr22" draw:text-style-name="P5" draw:layer="layout" draw:type="curve" svg:x1="25.328cm" svg:y1="7.4cm" svg:x2="34.85cm" svg:y2="8.703cm" draw:start-shape="id67" draw:start-glue-point="6" draw:end-shape="id64" draw:end-glue-point="3" svg:d="M25328 7400c0 869 3174 1303 9522 1303" svg:viewBox="0 0 9523 1304">
          <text:p/>
        </draw:connector>
        <draw:connector draw:style-name="gr18" draw:text-style-name="P5" draw:layer="layout" draw:type="curve" svg:x1="14.703cm" svg:y1="0.618cm" svg:x2="23.174cm" svg:y2="6.003cm" draw:start-shape="id65" draw:start-glue-point="2" draw:end-shape="id67" draw:end-glue-point="5" svg:d="M14703 618c0 3590 2823 5385 8471 5385" svg:viewBox="0 0 8472 5386">
          <text:p/>
        </draw:connector>
        <draw:connector draw:style-name="gr10" draw:text-style-name="P5" draw:layer="layout" draw:type="curve" svg:x1="14.689cm" svg:y1="14.134cm" svg:x2="14.745cm" svg:y2="9.384cm" draw:start-shape="id69" draw:start-glue-point="0" draw:end-shape="id70" draw:end-glue-point="2" svg:d="M14689 14134c0-3562 56-1188 56-4750" svg:viewBox="0 0 57 4751">
          <text:p/>
        </draw:connector>
        <draw:connector draw:style-name="gr30" draw:text-style-name="P5" draw:layer="layout" draw:type="curve" svg:x1="21.12cm" svg:y1="-3.329cm" svg:x2="29.692cm" svg:y2="-3.329cm" draw:start-shape="id66" draw:start-glue-point="1" draw:end-shape="id60" draw:end-glue-point="3" svg:d="M21120-3329h8572" svg:viewBox="0 0 8573 1">
          <text:p/>
        </draw:connector>
        <draw:connector draw:style-name="gr14" draw:text-style-name="P5" draw:layer="layout" draw:type="curve" svg:x1="34.85cm" svg:y1="8.703cm" svg:x2="25.317cm" svg:y2="4.018cm" draw:start-shape="id64" draw:start-glue-point="3" draw:end-shape="id71" draw:end-glue-point="0" svg:d="M34850 8703c-7062 0-2296-4685-9533-4685" svg:viewBox="0 0 9534 4686">
          <text:p/>
        </draw:connector>
        <draw:connector draw:style-name="gr14" draw:text-style-name="P5" draw:layer="layout" draw:type="curve" draw:line-skew="0.75cm" svg:x1="29.84cm" svg:y1="10.941cm" svg:x2="25.317cm" svg:y2="4.018cm" draw:start-shape="id63" draw:start-glue-point="3" draw:end-shape="id71" draw:end-glue-point="0" svg:d="M29840 10941c-2179 0 82-6923-4523-6923" svg:viewBox="0 0 4524 6924">
          <text:p/>
        </draw:connector>
        <draw:connector draw:style-name="gr18" draw:text-style-name="P5" draw:layer="layout" draw:type="curve" svg:x1="19.336cm" svg:y1="-2.848cm" svg:x2="25.359cm" svg:y2="0.581cm" draw:start-shape="id66" draw:start-glue-point="2" svg:d="M19336-2848c0 2947 6023 1233 6023 3429" svg:viewBox="0 0 6024 3430">
          <text:p/>
        </draw:connector>
        <draw:connector draw:style-name="gr18" draw:text-style-name="P5" draw:layer="layout" draw:type="curve" svg:x1="17.308cm" svg:y1="8.849cm" svg:x2="25.328cm" svg:y2="7.4cm" draw:start-shape="id72" draw:end-shape="id67" draw:end-glue-point="6" svg:d="M17308 8849c5347 0 8020-483 8020-1449" svg:viewBox="0 0 8021 1450">
          <text:p/>
        </draw:connector>
        <draw:frame draw:style-name="gr13" draw:text-style-name="P3" xml:id="id76" draw:id="id76" draw:layer="layout" svg:width="2.564cm" svg:height="0.962cm" svg:x="7.488cm" svg:y="10.46cm">
          <draw:text-box>
            <text:p><text:span text:style-name="T2">Vadász</text:span></text:p>
          </draw:text-box>
        </draw:frame>
        <draw:frame draw:style-name="gr28" draw:text-style-name="P3" xml:id="id75" draw:id="id75" draw:layer="layout" svg:width="3.567cm" svg:height="0.962cm" svg:x="-4.245cm" svg:y="10.514cm">
          <draw:text-box>
            <text:p><text:span text:style-name="T2">Öreg király</text:span></text:p>
          </draw:text-box>
        </draw:frame>
        <draw:frame draw:style-name="gr9" draw:text-style-name="P2" xml:id="id70" draw:id="id70" draw:layer="layout" svg:width="5.294cm" svg:height="0.962cm" svg:x="12.098cm" svg:y="8.422cm">
          <draw:text-box>
            <text:p><text:span text:style-name="T1">Gonosz </text:span><text:span text:style-name="T1">mostoha</text:span></text:p>
          </draw:text-box>
        </draw:frame>
        <draw:frame draw:style-name="gr9" draw:text-style-name="P2" xml:id="id82" draw:id="id82" draw:layer="layout" svg:width="5.294cm" svg:height="0.962cm" svg:x="-9.938cm" svg:y="8.368cm">
          <draw:text-box>
            <text:p><text:span text:style-name="T1">Gonosz mostoha</text:span></text:p>
          </draw:text-box>
        </draw:frame>
        <draw:frame draw:style-name="gr28" draw:text-style-name="P2" xml:id="id81" draw:id="id81" draw:layer="layout" svg:width="4.27cm" svg:height="0.962cm" svg:x="12.654cm" svg:y="-0.344cm">
          <draw:text-box>
            <text:p><text:span text:style-name="T1">Öreg királyné</text:span></text:p>
          </draw:text-box>
        </draw:frame>
        <draw:frame draw:style-name="gr2" draw:text-style-name="P2" xml:id="id78" draw:id="id78" draw:layer="layout" svg:width="4.27cm" svg:height="0.962cm" svg:x="-9.384cm" svg:y="-0.444cm">
          <draw:text-box>
            <text:p><text:span text:style-name="T1">Öreg királyné</text:span></text:p>
          </draw:text-box>
        </draw:frame>
        <draw:frame draw:style-name="gr13" draw:text-style-name="P3" xml:id="id73" draw:id="id73" draw:layer="layout" svg:width="2.564cm" svg:height="0.962cm" svg:x="7.34cm" svg:y="-3.81cm">
          <draw:text-box>
            <text:p><text:span text:style-name="T2">Vadász</text:span></text:p>
          </draw:text-box>
        </draw:frame>
        <draw:frame draw:style-name="gr3" draw:text-style-name="P3" xml:id="id79" draw:id="id79" draw:layer="layout" svg:width="3.567cm" svg:height="0.962cm" svg:x="-4.799cm" svg:y="-3.81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8.622cm" svg:y1="-2.848cm" svg:x2="2.954cm" svg:y2="0.634cm" draw:start-shape="id73" draw:start-glue-point="2" draw:end-shape="id74" svg:d="M8622-2848c0 2611-5668 871-5668 3482" svg:viewBox="0 0 5669 3483">
          <text:p/>
        </draw:connector>
        <draw:custom-shape draw:style-name="gr15" draw:text-style-name="P8" xml:id="id74" draw:id="id74" draw:layer="layout" svg:width="4.064cm" svg:height="2.794cm" svg:x="0.922cm" svg:y="0.634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80" draw:id="id80" draw:layer="layout" svg:width="4.307cm" svg:height="2.794cm" svg:x="0.822cm" svg:y="4.606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0.922cm" svg:y1="2.031cm" svg:x2="-2.462cm" svg:y2="10.514cm" draw:start-shape="id74" draw:start-glue-point="5" draw:end-shape="id75" draw:end-glue-point="0" svg:d="M922 2031c-2256 0-3384 2827-3384 8483" svg:viewBox="0 0 3385 8484">
          <text:p/>
        </draw:connector>
        <draw:connector draw:style-name="gr18" draw:text-style-name="P5" draw:layer="layout" draw:type="curve" svg:x1="4.986cm" svg:y1="2.031cm" svg:x2="8.77cm" svg:y2="10.46cm" draw:start-shape="id74" draw:start-glue-point="7" draw:end-shape="id76" draw:end-glue-point="0" svg:d="M4986 2031c2523 0 3784 2809 3784 8429" svg:viewBox="0 0 3785 8430">
          <text:p/>
        </draw:connector>
        <draw:connector draw:style-name="gr5" draw:text-style-name="P5" draw:layer="layout" draw:type="curve" svg:x1="12.098cm" svg:y1="8.903cm" svg:x2="8.722cm" svg:y2="10.568cm" draw:start-shape="id70" draw:start-glue-point="3" draw:end-shape="id77" draw:end-glue-point="0" svg:d="M12098 8903c-2251 0-3376 555-3376 1665" svg:viewBox="0 0 3377 1666">
          <text:p/>
        </draw:connector>
        <draw:connector draw:style-name="gr5" draw:text-style-name="P5" draw:layer="layout" draw:type="curve" svg:x1="-7.249cm" svg:y1="-0.444cm" svg:x2="-4.799cm" svg:y2="-3.329cm" draw:start-shape="id78" draw:start-glue-point="0" draw:end-shape="id79" draw:end-glue-point="3" svg:d="M-7249-444c0-1924 816-2885 2450-2885" svg:viewBox="0 0 2451 2886">
          <text:p/>
        </draw:connector>
        <draw:connector draw:style-name="gr5" draw:text-style-name="P5" draw:layer="layout" draw:type="curve" svg:x1="2.954cm" svg:y1="3.428cm" svg:x2="2.976cm" svg:y2="4.606cm" draw:start-shape="id74" draw:start-glue-point="6" draw:end-shape="id80" draw:end-glue-point="4" svg:d="M2954 3428c0 885 22 296 22 1178" svg:viewBox="0 0 23 1179">
          <text:p/>
        </draw:connector>
        <draw:connector draw:style-name="gr6" draw:text-style-name="P5" draw:layer="layout" draw:type="curve" svg:x1="-5.114cm" svg:y1="0.037cm" svg:x2="2.954cm" svg:y2="0.634cm" draw:start-shape="id78" draw:start-glue-point="1" draw:end-shape="id74" draw:end-glue-point="4" svg:d="M-5114 37c5379 0 8068 199 8068 597" svg:viewBox="0 0 8069 598">
          <text:p/>
        </draw:connector>
        <draw:connector draw:style-name="gr6" draw:text-style-name="P5" draw:layer="layout" draw:type="curve" svg:x1="-3.016cm" svg:y1="-2.848cm" svg:x2="2.954cm" svg:y2="0.634cm" draw:start-shape="id79" draw:start-glue-point="2" draw:end-shape="id74" draw:end-glue-point="4" svg:d="M-3016-2848c0 2611 5970 871 5970 3482" svg:viewBox="0 0 5971 3483">
          <text:p/>
        </draw:connector>
        <draw:connector draw:style-name="gr6" draw:text-style-name="P5" draw:layer="layout" draw:type="curve" draw:line-skew="-0.868cm" svg:x1="-5.114cm" svg:y1="0.037cm" svg:x2="0.822cm" svg:y2="6.003cm" draw:start-shape="id78" draw:start-glue-point="1" draw:end-shape="id80" draw:end-glue-point="5" svg:d="M-5114 37c3150 0 182 5966 5936 5966" svg:viewBox="0 0 5937 5967">
          <text:p/>
        </draw:connector>
        <draw:connector draw:style-name="gr6" draw:text-style-name="P5" draw:layer="layout" draw:type="curve" svg:x1="-3.016cm" svg:y1="-2.848cm" svg:x2="0.822cm" svg:y2="6.003cm" draw:start-shape="id79" draw:start-glue-point="2" draw:end-shape="id80" draw:end-glue-point="5" svg:d="M-3016-2848c0 5901 1279 8851 3838 8851" svg:viewBox="0 0 3839 8852">
          <text:p/>
        </draw:connector>
        <draw:connector draw:style-name="gr22" draw:text-style-name="P5" draw:layer="layout" draw:type="curve" svg:x1="5.129cm" svg:y1="6.003cm" svg:x2="14.789cm" svg:y2="0.618cm" draw:start-shape="id80" draw:start-glue-point="7" draw:end-shape="id81" draw:end-glue-point="2" svg:d="M5129 6003c6440 0 9660-1795 9660-5385" svg:viewBox="0 0 9661 5386">
          <text:p/>
        </draw:connector>
        <draw:connector draw:style-name="gr22" draw:text-style-name="P5" draw:layer="layout" draw:type="curve" svg:x1="2.976cm" svg:y1="7.4cm" svg:x2="12.098cm" svg:y2="8.903cm" draw:start-shape="id80" draw:start-glue-point="6" draw:end-shape="id70" draw:end-glue-point="3" svg:d="M2976 7400c0 1002 3040 1503 9122 1503" svg:viewBox="0 0 9123 1504">
          <text:p/>
        </draw:connector>
        <draw:connector draw:style-name="gr18" draw:text-style-name="P5" draw:layer="layout" draw:type="curve" svg:x1="-7.249cm" svg:y1="0.518cm" svg:x2="0.822cm" svg:y2="6.003cm" draw:start-shape="id78" draw:start-glue-point="2" draw:end-shape="id80" draw:end-glue-point="5" svg:d="M-7249 518c0 3657 2690 5485 8071 5485" svg:viewBox="0 0 8072 5486">
          <text:p/>
        </draw:connector>
        <draw:connector draw:style-name="gr10" draw:text-style-name="P5" draw:layer="layout" draw:type="curve" svg:x1="-7.249cm" svg:y1="0.518cm" svg:x2="-7.291cm" svg:y2="8.368cm" draw:start-shape="id78" draw:start-glue-point="2" draw:end-shape="id82" draw:end-glue-point="0" svg:d="M-7249 518c0 5887-42 1963-42 7850" svg:viewBox="0 0 43 7851">
          <text:p/>
        </draw:connector>
        <draw:connector draw:style-name="gr30" draw:text-style-name="P5" draw:layer="layout" draw:type="curve" svg:x1="-1.232cm" svg:y1="-3.329cm" svg:x2="7.34cm" svg:y2="-3.329cm" draw:start-shape="id79" draw:start-glue-point="1" draw:end-shape="id73" draw:end-glue-point="3" svg:d="M-1232-3329h8572" svg:viewBox="0 0 8573 1">
          <text:p/>
        </draw:connector>
        <draw:connector draw:style-name="gr14" draw:text-style-name="P5" draw:layer="layout" draw:type="curve" draw:line-skew="1.138cm -0.667cm" svg:x1="14.745cm" svg:y1="9.384cm" svg:x2="19.074cm" svg:y2="12.992cm" draw:start-shape="id70" draw:start-glue-point="2" draw:end-shape="id83" draw:end-glue-point="3" svg:d="M14745 9384c0 2916 2081 2430 3101 2603s978 1005 1228 1005" svg:viewBox="0 0 4330 3609">
          <text:p/>
        </draw:connector>
        <draw:connector draw:style-name="gr14" draw:text-style-name="P5" xml:id="id83" draw:id="id83" draw:layer="layout" draw:type="curve" draw:line-skew="0.281cm" svg:x1="10.004cm" svg:y1="11.049cm" svg:x2="19.074cm" svg:y2="12.992cm" draw:start-shape="id77" draw:start-glue-point="1" svg:d="M10004 11049c7599 0 3064 1943 9070 1943" svg:viewBox="0 0 9071 1944">
          <text:p/>
        </draw:connector>
        <draw:connector draw:style-name="gr18" draw:text-style-name="P5" draw:layer="layout" draw:type="curve" svg:x1="-3.016cm" svg:y1="-2.848cm" svg:x2="3.007cm" svg:y2="0.581cm" draw:start-shape="id79" draw:start-glue-point="2" svg:d="M-3016-2848c0 2947 6023 1233 6023 3429" svg:viewBox="0 0 6024 3430">
          <text:p/>
        </draw:connector>
        <draw:connector draw:style-name="gr18" draw:text-style-name="P5" draw:layer="layout" draw:type="curve" svg:x1="-4.644cm" svg:y1="8.849cm" svg:x2="2.976cm" svg:y2="7.4cm" draw:start-shape="id82" draw:end-shape="id80" draw:end-glue-point="6" svg:d="M-4644 8849c5080 0 7620-483 7620-1449" svg:viewBox="0 0 7621 1450">
          <text:p/>
        </draw:connector>
        <draw:frame draw:style-name="gr13" draw:text-style-name="P3" xml:id="id87" draw:id="id87" draw:layer="layout" svg:width="2.564cm" svg:height="0.962cm" svg:x="29.84cm" svg:y="24.638cm">
          <draw:text-box>
            <text:p><text:span text:style-name="T2">Vadász</text:span></text:p>
          </draw:text-box>
        </draw:frame>
        <draw:frame draw:style-name="gr28" draw:text-style-name="P3" xml:id="id86" draw:id="id86" draw:layer="layout" svg:width="3.567cm" svg:height="0.962cm" svg:x="18.107cm" svg:y="24.692cm">
          <draw:text-box>
            <text:p><text:span text:style-name="T2">Öreg király</text:span></text:p>
          </draw:text-box>
        </draw:frame>
        <draw:frame draw:style-name="gr9" draw:text-style-name="P2" xml:id="id88" draw:id="id88" draw:layer="layout" svg:width="5.294cm" svg:height="0.962cm" svg:x="34.85cm" svg:y="22.4cm">
          <draw:text-box>
            <text:p><text:span text:style-name="T1">Gonosz mostoha</text:span></text:p>
          </draw:text-box>
        </draw:frame>
        <draw:frame draw:style-name="gr9" draw:text-style-name="P2" xml:id="id94" draw:id="id94" draw:layer="layout" svg:width="5.294cm" svg:height="0.962cm" svg:x="12.414cm" svg:y="22.546cm">
          <draw:text-box>
            <text:p><text:span text:style-name="T1">Gonosz mostoha</text:span></text:p>
          </draw:text-box>
        </draw:frame>
        <draw:frame draw:style-name="gr28" draw:text-style-name="P2" xml:id="id92" draw:id="id92" draw:layer="layout" svg:width="4.27cm" svg:height="0.962cm" svg:x="35.406cm" svg:y="13.534cm">
          <draw:text-box>
            <text:p><text:span text:style-name="T1">Öreg királyné</text:span></text:p>
          </draw:text-box>
        </draw:frame>
        <draw:frame draw:style-name="gr2" draw:text-style-name="P2" xml:id="id91" draw:id="id91" draw:layer="layout" svg:width="4.27cm" svg:height="0.962cm" svg:x="12.568cm" svg:y="14.134cm">
          <draw:text-box>
            <text:p><text:span text:style-name="T1">Öreg királyné</text:span></text:p>
          </draw:text-box>
        </draw:frame>
        <draw:frame draw:style-name="gr13" draw:text-style-name="P3" xml:id="id84" draw:id="id84" draw:layer="layout" svg:width="2.564cm" svg:height="0.962cm" svg:x="29.692cm" svg:y="10.368cm">
          <draw:text-box>
            <text:p><text:span text:style-name="T2">Vadász</text:span></text:p>
          </draw:text-box>
        </draw:frame>
        <draw:frame draw:style-name="gr3" draw:text-style-name="P3" xml:id="id89" draw:id="id89" draw:layer="layout" svg:width="3.567cm" svg:height="0.962cm" svg:x="17.653cm" svg:y="10.568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30.974cm" svg:y1="11.33cm" svg:x2="25.306cm" svg:y2="14.812cm" draw:start-shape="id84" draw:start-glue-point="2" draw:end-shape="id85" svg:d="M30974 11330c0 2611-5668 871-5668 3482" svg:viewBox="0 0 5669 3483">
          <text:p/>
        </draw:connector>
        <draw:custom-shape draw:style-name="gr15" draw:text-style-name="P8" xml:id="id85" draw:id="id85" draw:layer="layout" svg:width="4.064cm" svg:height="2.794cm" svg:x="23.274cm" svg:y="14.812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90" draw:id="id90" draw:layer="layout" svg:width="4.307cm" svg:height="2.794cm" svg:x="23.174cm" svg:y="18.784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23.274cm" svg:y1="16.209cm" svg:x2="19.89cm" svg:y2="24.692cm" draw:start-shape="id85" draw:start-glue-point="5" draw:end-shape="id86" draw:end-glue-point="0" svg:d="M23274 16209c-2256 0-3384 2827-3384 8483" svg:viewBox="0 0 3385 8484">
          <text:p/>
        </draw:connector>
        <draw:connector draw:style-name="gr18" draw:text-style-name="P5" draw:layer="layout" draw:type="curve" svg:x1="27.338cm" svg:y1="16.209cm" svg:x2="31.122cm" svg:y2="24.638cm" draw:start-shape="id85" draw:start-glue-point="7" draw:end-shape="id87" draw:end-glue-point="0" svg:d="M27338 16209c2523 0 3784 2809 3784 8429" svg:viewBox="0 0 3785 8430">
          <text:p/>
        </draw:connector>
        <draw:connector draw:style-name="gr5" draw:text-style-name="P5" draw:layer="layout" draw:type="curve" svg:x1="37.497cm" svg:y1="23.362cm" svg:x2="32.404cm" svg:y2="25.119cm" draw:start-shape="id88" draw:start-glue-point="2" draw:end-shape="id87" draw:end-glue-point="1" svg:d="M37497 23362c0 1172-1697 1757-5093 1757" svg:viewBox="0 0 5094 1758">
          <text:p/>
        </draw:connector>
        <draw:connector draw:style-name="gr5" draw:text-style-name="P5" draw:layer="layout" draw:type="curve" svg:x1="16.824cm" svg:y1="14.615cm" svg:x2="19.436cm" svg:y2="11.53cm" draw:start-shape="id69" draw:start-glue-point="1" draw:end-shape="id89" draw:end-glue-point="2" svg:d="M16824 14615c1742 0 2612-1028 2612-3085" svg:viewBox="0 0 2613 3086">
          <text:p/>
        </draw:connector>
        <draw:connector draw:style-name="gr5" draw:text-style-name="P5" xml:id="id93" draw:id="id93" draw:layer="layout" draw:type="curve" svg:x1="25.306cm" svg:y1="17.606cm" svg:x2="25.328cm" svg:y2="18.784cm" draw:start-shape="id85" draw:start-glue-point="6" draw:end-shape="id90" draw:end-glue-point="4" svg:d="M25306 17606c0 885 22 296 22 1178" svg:viewBox="0 0 23 1179">
          <text:p/>
        </draw:connector>
        <draw:connector draw:style-name="gr6" draw:text-style-name="P5" draw:layer="layout" draw:type="curve" svg:x1="16.838cm" svg:y1="14.615cm" svg:x2="25.306cm" svg:y2="14.812cm" draw:start-shape="id91" draw:start-glue-point="1" draw:end-shape="id85" draw:end-glue-point="4" svg:d="M16838 14615c4827 0 4021-152 4932-291s3536-263 3536 488" svg:viewBox="0 0 8469 594">
          <text:p/>
        </draw:connector>
        <draw:connector draw:style-name="gr6" draw:text-style-name="P5" draw:layer="layout" draw:type="curve" svg:x1="19.436cm" svg:y1="11.53cm" svg:x2="25.306cm" svg:y2="14.812cm" draw:start-shape="id89" draw:start-glue-point="2" draw:end-shape="id85" draw:end-glue-point="4" svg:d="M19436 11530c0 2461 5870 821 5870 3282" svg:viewBox="0 0 5871 3283">
          <text:p/>
        </draw:connector>
        <draw:connector draw:style-name="gr6" draw:text-style-name="P5" draw:layer="layout" draw:type="curve" draw:line-skew="-0.868cm" svg:x1="16.838cm" svg:y1="14.615cm" svg:x2="23.174cm" svg:y2="20.181cm" draw:start-shape="id91" draw:start-glue-point="1" draw:end-shape="id90" draw:end-glue-point="5" svg:d="M16838 14615c3448 0 281 5566 6336 5566" svg:viewBox="0 0 6337 5567">
          <text:p/>
        </draw:connector>
        <draw:connector draw:style-name="gr6" draw:text-style-name="P5" draw:layer="layout" draw:type="curve" svg:x1="19.436cm" svg:y1="11.53cm" svg:x2="23.174cm" svg:y2="20.181cm" draw:start-shape="id89" draw:start-glue-point="2" draw:end-shape="id90" draw:end-glue-point="5" svg:d="M19436 11530c0 5768 1246 8651 3738 8651" svg:viewBox="0 0 3739 8652">
          <text:p/>
        </draw:connector>
        <draw:connector draw:style-name="gr22" draw:text-style-name="P5" draw:layer="layout" draw:type="curve" svg:x1="27.481cm" svg:y1="20.181cm" svg:x2="37.541cm" svg:y2="14.496cm" draw:start-shape="id90" draw:start-glue-point="7" draw:end-shape="id92" draw:end-glue-point="2" svg:d="M27481 20181c6707 0 10060-1895 10060-5685" svg:viewBox="0 0 10061 5686">
          <text:p/>
        </draw:connector>
        <draw:connector draw:style-name="gr22" draw:text-style-name="P5" draw:layer="layout" draw:type="curve" svg:x1="25.328cm" svg:y1="21.578cm" svg:x2="34.85cm" svg:y2="22.881cm" draw:start-shape="id90" draw:start-glue-point="6" draw:end-shape="id88" draw:end-glue-point="3" svg:d="M25328 21578c0 869 3174 1303 9522 1303" svg:viewBox="0 0 9523 1304">
          <text:p/>
        </draw:connector>
        <draw:connector draw:style-name="gr18" draw:text-style-name="P5" draw:layer="layout" draw:type="curve" svg:x1="14.703cm" svg:y1="15.096cm" svg:x2="23.174cm" svg:y2="20.181cm" draw:start-shape="id91" draw:start-glue-point="2" draw:end-shape="id90" draw:end-glue-point="5" svg:d="M14703 15096c0 3390 2823 5085 8471 5085" svg:viewBox="0 0 8472 5086">
          <text:p/>
        </draw:connector>
        <draw:connector draw:style-name="gr30" draw:text-style-name="P5" draw:layer="layout" draw:type="curve" svg:x1="17.653cm" svg:y1="11.049cm" svg:x2="10.004cm" svg:y2="11.049cm" draw:start-shape="id89" draw:start-glue-point="3" draw:end-shape="id77" svg:d="M17653 11049h-7649" svg:viewBox="0 0 7650 1">
          <text:p/>
        </draw:connector>
        <draw:connector draw:style-name="gr14" draw:text-style-name="P5" draw:layer="layout" draw:type="curve" svg:x1="34.85cm" svg:y1="22.881cm" svg:x2="25.317cm" svg:y2="18.196cm" draw:start-shape="id88" draw:start-glue-point="3" draw:end-shape="id93" draw:end-glue-point="0" svg:d="M34850 22881c-7062 0-2296-4685-9533-4685" svg:viewBox="0 0 9534 4686">
          <text:p/>
        </draw:connector>
        <draw:connector draw:style-name="gr14" draw:text-style-name="P5" draw:layer="layout" draw:type="curve" draw:line-skew="0.75cm" svg:x1="29.84cm" svg:y1="25.119cm" svg:x2="25.317cm" svg:y2="18.196cm" draw:start-shape="id87" draw:start-glue-point="3" draw:end-shape="id93" draw:end-glue-point="0" svg:d="M29840 25119c-2179 0 82-6923-4523-6923" svg:viewBox="0 0 4524 6924">
          <text:p/>
        </draw:connector>
        <draw:connector draw:style-name="gr18" draw:text-style-name="P5" draw:layer="layout" draw:type="curve" svg:x1="19.436cm" svg:y1="11.53cm" svg:x2="25.359cm" svg:y2="14.759cm" draw:start-shape="id89" draw:start-glue-point="2" svg:d="M19436 11530c0 2797 5923 1183 5923 3229" svg:viewBox="0 0 5924 3230">
          <text:p/>
        </draw:connector>
        <draw:connector draw:style-name="gr18" draw:text-style-name="P5" draw:layer="layout" draw:type="curve" svg:x1="17.708cm" svg:y1="23.027cm" svg:x2="25.328cm" svg:y2="21.578cm" draw:start-shape="id94" draw:end-shape="id90" draw:end-glue-point="6" svg:d="M17708 23027c5080 0 7620-483 7620-1449" svg:viewBox="0 0 7621 1450">
          <text:p/>
        </draw:connector>
        <draw:frame draw:style-name="gr13" draw:text-style-name="P3" xml:id="id97" draw:id="id97" draw:layer="layout" svg:width="2.564cm" svg:height="0.962cm" svg:x="7.488cm" svg:y="24.638cm">
          <draw:text-box>
            <text:p><text:span text:style-name="T2">Vadász</text:span></text:p>
          </draw:text-box>
        </draw:frame>
        <draw:frame draw:style-name="gr28" draw:text-style-name="P3" xml:id="id96" draw:id="id96" draw:layer="layout" svg:width="3.567cm" svg:height="0.962cm" svg:x="-4.245cm" svg:y="24.692cm">
          <draw:text-box>
            <text:p><text:span text:style-name="T2">Öreg király</text:span></text:p>
          </draw:text-box>
        </draw:frame>
        <draw:frame draw:style-name="gr9" draw:text-style-name="P2" xml:id="id98" draw:id="id98" draw:layer="layout" svg:width="5.294cm" svg:height="0.962cm" svg:x="12.498cm" svg:y="22.4cm">
          <draw:text-box>
            <text:p><text:span text:style-name="T1">Gonosz mostoha</text:span></text:p>
          </draw:text-box>
        </draw:frame>
        <draw:frame draw:style-name="gr9" draw:text-style-name="P2" xml:id="id102" draw:id="id102" draw:layer="layout" svg:width="5.294cm" svg:height="0.962cm" svg:x="-9.938cm" svg:y="22.546cm">
          <draw:text-box>
            <text:p><text:span text:style-name="T1">Gonosz mostoha</text:span></text:p>
          </draw:text-box>
        </draw:frame>
        <draw:frame draw:style-name="gr28" draw:text-style-name="P2" xml:id="id69" draw:id="id69" draw:layer="layout" svg:width="4.27cm" svg:height="0.962cm" svg:x="12.554cm" svg:y="14.134cm">
          <draw:text-box>
            <text:p><text:span text:style-name="T1">Öreg </text:span><text:span text:style-name="T1">királyné</text:span></text:p>
          </draw:text-box>
        </draw:frame>
        <draw:frame draw:style-name="gr2" draw:text-style-name="P2" xml:id="id99" draw:id="id99" draw:layer="layout" svg:width="4.27cm" svg:height="0.962cm" svg:x="-9.384cm" svg:y="13.734cm">
          <draw:text-box>
            <text:p><text:span text:style-name="T1">Öreg királyné</text:span></text:p>
          </draw:text-box>
        </draw:frame>
        <draw:frame draw:style-name="gr13" draw:text-style-name="P3" xml:id="id77" draw:id="id77" draw:layer="layout" svg:width="2.564cm" svg:height="0.962cm" svg:x="7.44cm" svg:y="10.568cm">
          <draw:text-box>
            <text:p><text:span text:style-name="T2">Vadász</text:span></text:p>
          </draw:text-box>
        </draw:frame>
        <draw:frame draw:style-name="gr3" draw:text-style-name="P3" xml:id="id100" draw:id="id100" draw:layer="layout" svg:width="3.567cm" svg:height="0.962cm" svg:x="-4.799cm" svg:y="10.368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8.722cm" svg:y1="11.53cm" svg:x2="2.954cm" svg:y2="14.812cm" draw:start-shape="id77" draw:start-glue-point="2" draw:end-shape="id95" svg:d="M8722 11530c0 2461-5768 821-5768 3282" svg:viewBox="0 0 5769 3283">
          <text:p/>
        </draw:connector>
        <draw:custom-shape draw:style-name="gr15" draw:text-style-name="P8" xml:id="id95" draw:id="id95" draw:layer="layout" svg:width="4.064cm" svg:height="2.794cm" svg:x="0.922cm" svg:y="14.812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01" draw:id="id101" draw:layer="layout" svg:width="4.307cm" svg:height="2.794cm" svg:x="0.822cm" svg:y="18.784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0.922cm" svg:y1="16.209cm" svg:x2="-2.462cm" svg:y2="24.692cm" draw:start-shape="id95" draw:start-glue-point="5" draw:end-shape="id96" draw:end-glue-point="0" svg:d="M922 16209c-2256 0-3384 2827-3384 8483" svg:viewBox="0 0 3385 8484">
          <text:p/>
        </draw:connector>
        <draw:connector draw:style-name="gr18" draw:text-style-name="P5" draw:layer="layout" draw:type="curve" svg:x1="4.986cm" svg:y1="16.209cm" svg:x2="8.77cm" svg:y2="24.638cm" draw:start-shape="id95" draw:start-glue-point="7" draw:end-shape="id97" draw:end-glue-point="0" svg:d="M4986 16209c2523 0 3784 2809 3784 8429" svg:viewBox="0 0 3785 8430">
          <text:p/>
        </draw:connector>
        <draw:connector draw:style-name="gr5" draw:text-style-name="P5" draw:layer="layout" draw:type="curve" svg:x1="15.145cm" svg:y1="23.362cm" svg:x2="10.052cm" svg:y2="25.119cm" draw:start-shape="id98" draw:start-glue-point="2" draw:end-shape="id97" draw:end-glue-point="1" svg:d="M15145 23362c0 1172-1697 1757-5093 1757" svg:viewBox="0 0 5094 1758">
          <text:p/>
        </draw:connector>
        <draw:connector draw:style-name="gr5" draw:text-style-name="P5" draw:layer="layout" draw:type="curve" svg:x1="-7.249cm" svg:y1="13.734cm" svg:x2="-4.799cm" svg:y2="10.849cm" draw:start-shape="id99" draw:start-glue-point="0" draw:end-shape="id100" draw:end-glue-point="3" svg:d="M-7249 13734c0-1924 816-2885 2450-2885" svg:viewBox="0 0 2451 2886">
          <text:p/>
        </draw:connector>
        <draw:connector draw:style-name="gr5" draw:text-style-name="P5" xml:id="id103" draw:id="id103" draw:layer="layout" draw:type="curve" svg:x1="2.954cm" svg:y1="17.606cm" svg:x2="2.976cm" svg:y2="18.784cm" draw:start-shape="id95" draw:start-glue-point="6" draw:end-shape="id101" draw:end-glue-point="4" svg:d="M2954 17606c0 885 22 296 22 1178" svg:viewBox="0 0 23 1179">
          <text:p/>
        </draw:connector>
        <draw:connector draw:style-name="gr6" draw:text-style-name="P5" draw:layer="layout" draw:type="curve" svg:x1="-5.114cm" svg:y1="14.215cm" svg:x2="2.954cm" svg:y2="14.812cm" draw:start-shape="id99" draw:start-glue-point="1" draw:end-shape="id95" draw:end-glue-point="4" svg:d="M-5114 14215c5379 0 8068 199 8068 597" svg:viewBox="0 0 8069 598">
          <text:p/>
        </draw:connector>
        <draw:connector draw:style-name="gr6" draw:text-style-name="P5" draw:layer="layout" draw:type="curve" svg:x1="-3.016cm" svg:y1="11.33cm" svg:x2="2.954cm" svg:y2="14.812cm" draw:start-shape="id100" draw:start-glue-point="2" draw:end-shape="id95" draw:end-glue-point="4" svg:d="M-3016 11330c0 2611 5970 871 5970 3482" svg:viewBox="0 0 5971 3483">
          <text:p/>
        </draw:connector>
        <draw:connector draw:style-name="gr6" draw:text-style-name="P5" draw:layer="layout" draw:type="curve" draw:line-skew="-0.868cm" svg:x1="-5.114cm" svg:y1="14.215cm" svg:x2="0.822cm" svg:y2="20.181cm" draw:start-shape="id99" draw:start-glue-point="1" draw:end-shape="id101" draw:end-glue-point="5" svg:d="M-5114 14215c3150 0 182 5966 5936 5966" svg:viewBox="0 0 5937 5967">
          <text:p/>
        </draw:connector>
        <draw:connector draw:style-name="gr6" draw:text-style-name="P5" draw:layer="layout" draw:type="curve" svg:x1="-3.016cm" svg:y1="11.33cm" svg:x2="0.822cm" svg:y2="20.181cm" draw:start-shape="id100" draw:start-glue-point="2" draw:end-shape="id101" draw:end-glue-point="5" svg:d="M-3016 11330c0 5901 1279 8851 3838 8851" svg:viewBox="0 0 3839 8852">
          <text:p/>
        </draw:connector>
        <draw:connector draw:style-name="gr22" draw:text-style-name="P5" draw:layer="layout" draw:type="curve" svg:x1="5.129cm" svg:y1="20.181cm" svg:x2="14.689cm" svg:y2="15.096cm" draw:start-shape="id101" draw:start-glue-point="7" draw:end-shape="id69" draw:end-glue-point="2" svg:d="M5129 20181c6374 0 9560-1695 9560-5085" svg:viewBox="0 0 9561 5086">
          <text:p/>
        </draw:connector>
        <draw:connector draw:style-name="gr22" draw:text-style-name="P5" draw:layer="layout" draw:type="curve" svg:x1="2.976cm" svg:y1="21.578cm" svg:x2="12.498cm" svg:y2="22.881cm" draw:start-shape="id101" draw:start-glue-point="6" draw:end-shape="id98" draw:end-glue-point="3" svg:d="M2976 21578c0 869 3174 1303 9522 1303" svg:viewBox="0 0 9523 1304">
          <text:p/>
        </draw:connector>
        <draw:connector draw:style-name="gr18" draw:text-style-name="P5" draw:layer="layout" draw:type="curve" svg:x1="-7.249cm" svg:y1="14.696cm" svg:x2="0.822cm" svg:y2="20.181cm" draw:start-shape="id99" draw:start-glue-point="2" draw:end-shape="id101" draw:end-glue-point="5" svg:d="M-7249 14696c0 3657 2690 5485 8071 5485" svg:viewBox="0 0 8072 5486">
          <text:p/>
        </draw:connector>
        <draw:connector draw:style-name="gr10" draw:text-style-name="P5" draw:layer="layout" draw:type="curve" svg:x1="-7.249cm" svg:y1="14.696cm" svg:x2="-7.291cm" svg:y2="22.546cm" draw:start-shape="id99" draw:start-glue-point="2" draw:end-shape="id102" draw:end-glue-point="0" svg:d="M-7249 14696c0 5887-42 1963-42 7850" svg:viewBox="0 0 43 7851">
          <text:p/>
        </draw:connector>
        <draw:connector draw:style-name="gr14" draw:text-style-name="P5" draw:layer="layout" draw:type="curve" svg:x1="12.498cm" svg:y1="22.881cm" svg:x2="2.965cm" svg:y2="18.196cm" draw:start-shape="id98" draw:start-glue-point="3" draw:end-shape="id103" draw:end-glue-point="0" svg:d="M12498 22881c-7062 0-2296-4685-9533-4685" svg:viewBox="0 0 9534 4686">
          <text:p/>
        </draw:connector>
        <draw:connector draw:style-name="gr14" draw:text-style-name="P5" draw:layer="layout" draw:type="curve" draw:line-skew="0.75cm" svg:x1="7.488cm" svg:y1="25.119cm" svg:x2="2.965cm" svg:y2="18.196cm" draw:start-shape="id97" draw:start-glue-point="3" draw:end-shape="id103" draw:end-glue-point="0" svg:d="M7488 25119c-2179 0 82-6923-4523-6923" svg:viewBox="0 0 4524 6924">
          <text:p/>
        </draw:connector>
        <draw:connector draw:style-name="gr18" draw:text-style-name="P5" draw:layer="layout" draw:type="curve" svg:x1="-3.016cm" svg:y1="11.33cm" svg:x2="3.007cm" svg:y2="14.759cm" draw:start-shape="id100" draw:start-glue-point="2" svg:d="M-3016 11330c0 2947 6023 1233 6023 3429" svg:viewBox="0 0 6024 3430">
          <text:p/>
        </draw:connector>
        <draw:connector draw:style-name="gr18" draw:text-style-name="P5" draw:layer="layout" draw:type="curve" svg:x1="-4.644cm" svg:y1="23.027cm" svg:x2="2.976cm" svg:y2="21.578cm" draw:start-shape="id102" draw:end-shape="id101" draw:end-glue-point="6" svg:d="M-4644 23027c5080 0 7620-483 7620-1449" svg:viewBox="0 0 7621 1450">
          <text:p/>
        </draw:connecto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frame draw:style-name="gr13" draw:text-style-name="P3" xml:id="id107" draw:id="id107" draw:layer="layout" svg:width="2.564cm" svg:height="0.962cm" svg:x="17.426cm" svg:y="19.404cm">
          <draw:text-box>
            <text:p><text:span text:style-name="T2">Vadász</text:span></text:p>
          </draw:text-box>
        </draw:frame>
        <draw:frame draw:style-name="gr28" draw:text-style-name="P3" xml:id="id106" draw:id="id106" draw:layer="layout" svg:width="3.567cm" svg:height="0.962cm" svg:x="5.693cm" svg:y="19.458cm">
          <draw:text-box>
            <text:p><text:span text:style-name="T2">Öreg király</text:span></text:p>
          </draw:text-box>
        </draw:frame>
        <draw:frame draw:style-name="gr9" draw:text-style-name="P2" xml:id="id108" draw:id="id108" draw:layer="layout" svg:width="5.294cm" svg:height="0.962cm" svg:x="22.436cm" svg:y="17.166cm">
          <draw:text-box>
            <text:p><text:span text:style-name="T1">Gonosz mostoha</text:span></text:p>
          </draw:text-box>
        </draw:frame>
        <draw:frame draw:style-name="gr9" draw:text-style-name="P2" xml:id="id113" draw:id="id113" draw:layer="layout" svg:width="5.294cm" svg:height="0.962cm" svg:x="0cm" svg:y="17.312cm">
          <draw:text-box>
            <text:p><text:span text:style-name="T1">Gonosz mostoha</text:span></text:p>
          </draw:text-box>
        </draw:frame>
        <draw:frame draw:style-name="gr28" draw:text-style-name="P2" xml:id="id112" draw:id="id112" draw:layer="layout" svg:width="4.27cm" svg:height="0.962cm" svg:x="22.992cm" svg:y="8.3cm">
          <draw:text-box>
            <text:p><text:span text:style-name="T1">Öreg királyné</text:span></text:p>
          </draw:text-box>
        </draw:frame>
        <draw:frame draw:style-name="gr2" draw:text-style-name="P2" xml:id="id109" draw:id="id109" draw:layer="layout" svg:width="4.27cm" svg:height="0.962cm" svg:x="0.554cm" svg:y="8.5cm">
          <draw:text-box>
            <text:p><text:span text:style-name="T1">Öreg királyné</text:span></text:p>
          </draw:text-box>
        </draw:frame>
        <draw:frame draw:style-name="gr13" draw:text-style-name="P3" xml:id="id104" draw:id="id104" draw:layer="layout" svg:width="2.564cm" svg:height="0.962cm" svg:x="17.278cm" svg:y="5.134cm">
          <draw:text-box>
            <text:p><text:span text:style-name="T2">Vadász</text:span></text:p>
          </draw:text-box>
        </draw:frame>
        <draw:frame draw:style-name="gr3" draw:text-style-name="P3" xml:id="id110" draw:id="id110" draw:layer="layout" svg:width="3.567cm" svg:height="0.962cm" svg:x="5.139cm" svg:y="5.134cm">
          <draw:text-box>
            <text:p><text:span text:style-name="T2">Öreg király</text:span></text:p>
          </draw:text-box>
        </draw:frame>
        <draw:connector draw:style-name="gr18" draw:text-style-name="P5" draw:layer="layout" draw:type="curve" svg:x1="18.56cm" svg:y1="6.096cm" svg:x2="12.892cm" svg:y2="9.578cm" draw:start-shape="id104" draw:start-glue-point="2" draw:end-shape="id105" svg:d="M18560 6096c0 2611-5668 871-5668 3482" svg:viewBox="0 0 5669 3483">
          <text:p/>
        </draw:connector>
        <draw:custom-shape draw:style-name="gr15" draw:text-style-name="P8" xml:id="id105" draw:id="id105" draw:layer="layout" svg:width="4.064cm" svg:height="2.794cm" svg:x="10.86cm" svg:y="9.578cm">
          <text:p text:style-name="P7">Herce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1" draw:id="id111" draw:layer="layout" svg:width="4.307cm" svg:height="2.794cm" svg:x="10.76cm" svg:y="13.55cm">
          <text:p>Hófehérk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5" draw:layer="layout" draw:type="curve" svg:x1="10.86cm" svg:y1="10.975cm" svg:x2="7.476cm" svg:y2="19.458cm" draw:start-shape="id105" draw:start-glue-point="5" draw:end-shape="id106" draw:end-glue-point="0" svg:d="M10860 10975c-2256 0-3384 2827-3384 8483" svg:viewBox="0 0 3385 8484">
          <text:p/>
        </draw:connector>
        <draw:connector draw:style-name="gr18" draw:text-style-name="P5" draw:layer="layout" draw:type="curve" svg:x1="14.924cm" svg:y1="10.975cm" svg:x2="18.708cm" svg:y2="19.404cm" draw:start-shape="id105" draw:start-glue-point="7" draw:end-shape="id107" draw:end-glue-point="0" svg:d="M14924 10975c2523 0 3784 2809 3784 8429" svg:viewBox="0 0 3785 8430">
          <text:p/>
        </draw:connector>
        <draw:connector draw:style-name="gr5" draw:text-style-name="P5" draw:layer="layout" draw:type="curve" svg:x1="25.083cm" svg:y1="18.128cm" svg:x2="19.99cm" svg:y2="19.885cm" draw:start-shape="id108" draw:start-glue-point="2" draw:end-shape="id107" draw:end-glue-point="1" svg:d="M25083 18128c0 1172-1697 1757-5093 1757" svg:viewBox="0 0 5094 1758">
          <text:p/>
        </draw:connector>
        <draw:connector draw:style-name="gr5" draw:text-style-name="P5" draw:layer="layout" draw:type="curve" svg:x1="2.689cm" svg:y1="8.5cm" svg:x2="5.139cm" svg:y2="5.615cm" draw:start-shape="id109" draw:start-glue-point="0" draw:end-shape="id110" draw:end-glue-point="3" svg:d="M2689 8500c0-1924 816-2885 2450-2885" svg:viewBox="0 0 2451 2886">
          <text:p/>
        </draw:connector>
        <draw:connector draw:style-name="gr5" draw:text-style-name="P5" xml:id="id114" draw:id="id114" draw:layer="layout" draw:type="curve" svg:x1="12.892cm" svg:y1="12.372cm" svg:x2="12.914cm" svg:y2="13.55cm" draw:start-shape="id105" draw:start-glue-point="6" draw:end-shape="id111" draw:end-glue-point="4" svg:d="M12892 12372c0 885 22 296 22 1178" svg:viewBox="0 0 23 1179">
          <text:p/>
        </draw:connector>
        <draw:connector draw:style-name="gr6" draw:text-style-name="P5" draw:layer="layout" draw:type="curve" svg:x1="4.824cm" svg:y1="8.981cm" svg:x2="12.892cm" svg:y2="9.578cm" draw:start-shape="id109" draw:start-glue-point="1" draw:end-shape="id105" draw:end-glue-point="4" svg:d="M4824 8981c5379 0 8068 199 8068 597" svg:viewBox="0 0 8069 598">
          <text:p/>
        </draw:connector>
        <draw:connector draw:style-name="gr6" draw:text-style-name="P5" draw:layer="layout" draw:type="curve" svg:x1="6.922cm" svg:y1="6.096cm" svg:x2="12.892cm" svg:y2="9.578cm" draw:start-shape="id110" draw:start-glue-point="2" draw:end-shape="id105" draw:end-glue-point="4" svg:d="M6922 6096c0 2611 5970 871 5970 3482" svg:viewBox="0 0 5971 3483">
          <text:p/>
        </draw:connector>
        <draw:connector draw:style-name="gr6" draw:text-style-name="P5" draw:layer="layout" draw:type="curve" draw:line-skew="-0.868cm" svg:x1="4.824cm" svg:y1="8.981cm" svg:x2="10.76cm" svg:y2="14.947cm" draw:start-shape="id109" draw:start-glue-point="1" draw:end-shape="id111" draw:end-glue-point="5" svg:d="M4824 8981c3148 0 181 5966 5936 5966" svg:viewBox="0 0 5937 5967">
          <text:p/>
        </draw:connector>
        <draw:connector draw:style-name="gr6" draw:text-style-name="P5" draw:layer="layout" draw:type="curve" svg:x1="6.922cm" svg:y1="6.096cm" svg:x2="10.76cm" svg:y2="14.947cm" draw:start-shape="id110" draw:start-glue-point="2" draw:end-shape="id111" draw:end-glue-point="5" svg:d="M6922 6096c0 5901 1279 8851 3838 8851" svg:viewBox="0 0 3839 8852">
          <text:p/>
        </draw:connector>
        <draw:connector draw:style-name="gr22" draw:text-style-name="P5" draw:layer="layout" draw:type="curve" svg:x1="15.067cm" svg:y1="14.947cm" svg:x2="25.127cm" svg:y2="9.262cm" draw:start-shape="id111" draw:start-glue-point="7" draw:end-shape="id112" draw:end-glue-point="2" svg:d="M15067 14947c6707 0 10060-1895 10060-5685" svg:viewBox="0 0 10061 5686">
          <text:p/>
        </draw:connector>
        <draw:connector draw:style-name="gr22" draw:text-style-name="P5" draw:layer="layout" draw:type="curve" svg:x1="12.914cm" svg:y1="16.344cm" svg:x2="22.436cm" svg:y2="17.647cm" draw:start-shape="id111" draw:start-glue-point="6" draw:end-shape="id108" draw:end-glue-point="3" svg:d="M12914 16344c0 869 3174 1303 9522 1303" svg:viewBox="0 0 9523 1304">
          <text:p/>
        </draw:connector>
        <draw:connector draw:style-name="gr18" draw:text-style-name="P5" draw:layer="layout" draw:type="curve" svg:x1="2.689cm" svg:y1="9.462cm" svg:x2="10.76cm" svg:y2="14.947cm" draw:start-shape="id109" draw:start-glue-point="2" draw:end-shape="id111" draw:end-glue-point="5" svg:d="M2689 9462c0 3657 2690 5485 8071 5485" svg:viewBox="0 0 8072 5486">
          <text:p/>
        </draw:connector>
        <draw:connector draw:style-name="gr10" draw:text-style-name="P5" draw:layer="layout" draw:type="curve" svg:x1="2.689cm" svg:y1="9.462cm" svg:x2="2.647cm" svg:y2="17.312cm" draw:start-shape="id109" draw:start-glue-point="2" draw:end-shape="id113" draw:end-glue-point="0" svg:d="M2689 9462c0 5887-42 1963-42 7850" svg:viewBox="0 0 43 7851">
          <text:p/>
        </draw:connector>
        <draw:connector draw:style-name="gr30" draw:text-style-name="P5" draw:layer="layout" draw:type="curve" svg:x1="8.706cm" svg:y1="5.615cm" svg:x2="17.278cm" svg:y2="5.615cm" draw:start-shape="id110" draw:start-glue-point="1" draw:end-shape="id104" draw:end-glue-point="3" svg:d="M8706 5615h8572" svg:viewBox="0 0 8573 1">
          <text:p/>
        </draw:connector>
        <draw:connector draw:style-name="gr14" draw:text-style-name="P5" draw:layer="layout" draw:type="curve" svg:x1="22.436cm" svg:y1="17.647cm" svg:x2="12.903cm" svg:y2="12.962cm" draw:start-shape="id108" draw:start-glue-point="3" draw:end-shape="id114" draw:end-glue-point="0" svg:d="M22436 17647c-7062 0-2296-4685-9533-4685" svg:viewBox="0 0 9534 4686">
          <text:p/>
        </draw:connector>
        <draw:connector draw:style-name="gr14" draw:text-style-name="P5" draw:layer="layout" draw:type="curve" draw:line-skew="0.75cm" svg:x1="17.426cm" svg:y1="19.885cm" svg:x2="12.903cm" svg:y2="12.962cm" draw:start-shape="id107" draw:start-glue-point="3" draw:end-shape="id114" draw:end-glue-point="0" svg:d="M17426 19885c-2179 0 82-6923-4523-6923" svg:viewBox="0 0 4524 6924">
          <text:p/>
        </draw:connector>
        <draw:frame draw:style-name="gr16" draw:text-style-name="P6" draw:layer="layout" svg:width="4.24cm" svg:height="2.384cm" svg:x="0.8cm" svg:y="0.8cm">
          <draw:text-box>
            <text:p><text:span text:style-name="T2">Férfi karakter</text:span></text:p>
            <text:p><text:span text:style-name="T2"/></text:p>
            <text:p><text:span text:style-name="T1">Női karakter</text:span></text:p>
          </draw:text-box>
        </draw:frame>
        <draw:connector draw:style-name="gr17" draw:text-style-name="P5" draw:layer="layout" draw:type="curve" svg:x1="13.254cm" svg:y1="1.724cm" svg:x2="15.861cm" svg:y2="1.724cm" svg:d="M13254 1724h2607" svg:viewBox="0 0 2608 1">
          <text:p/>
        </draw:connector>
        <draw:connector draw:style-name="gr6" draw:text-style-name="P5" draw:layer="layout" draw:type="curve" svg:x1="23.193cm" svg:y1="1.178cm" svg:x2="25.8cm" svg:y2="1.178cm" svg:d="M23193 1178h2607" svg:viewBox="0 0 2608 1">
          <text:p/>
        </draw:connector>
        <draw:connector draw:style-name="gr14" draw:text-style-name="P5" draw:layer="layout" draw:type="curve" svg:x1="23.193cm" svg:y1="1.878cm" svg:x2="25.8cm" svg:y2="1.878cm" svg:d="M23193 1878h2607" svg:viewBox="0 0 2608 1">
          <text:p/>
        </draw:connector>
        <draw:connector draw:style-name="gr18" draw:text-style-name="P5" draw:layer="layout" draw:type="curve" svg:x1="13.254cm" svg:y1="1.024cm" svg:x2="15.861cm" svg:y2="1.024cm" svg:d="M13254 1024h2607" svg:viewBox="0 0 2608 1">
          <text:p/>
        </draw:connector>
        <draw:frame draw:style-name="gr19" draw:text-style-name="P6" draw:layer="layout" svg:width="3.533cm" svg:height="2.384cm" svg:x="9.176cm" svg:y="0.562cm">
          <draw:text-box>
            <text:p><text:span text:style-name="T4">Átalakulás</text:span></text:p>
            <text:p><text:span text:style-name="T4">Alternatíva</text:span></text:p>
            <text:p><text:span text:style-name="T4">Kapcsolat</text:span></text:p>
          </draw:text-box>
        </draw:frame>
        <draw:frame draw:style-name="gr20" draw:text-style-name="P6" draw:layer="layout" svg:width="2.966cm" svg:height="1.673cm" svg:x="19.64cm" svg:y="0.621cm">
          <draw:text-box>
            <text:p><text:span text:style-name="T4">Létrehoz</text:span></text:p>
            <text:p><text:span text:style-name="T4">Elpusztít</text:span></text:p>
          </draw:text-box>
        </draw:frame>
        <draw:connector draw:style-name="gr21" draw:text-style-name="P5" draw:layer="layout" draw:type="curve" svg:x1="13.255cm" svg:y1="2.524cm" svg:x2="15.862cm" svg:y2="2.524cm" svg:d="M13255 2524h2607" svg:viewBox="0 0 2608 1">
          <text:p/>
        </draw:connector>
        <draw:connector draw:style-name="gr18" draw:text-style-name="P5" draw:layer="layout" draw:type="curve" svg:x1="6.922cm" svg:y1="6.096cm" svg:x2="12.945cm" svg:y2="9.525cm" draw:start-shape="id110" draw:start-glue-point="2" svg:d="M6922 6096c0 2947 6023 1233 6023 3429" svg:viewBox="0 0 6024 3430">
          <text:p/>
        </draw:connector>
        <draw:connector draw:style-name="gr18" draw:text-style-name="P5" draw:layer="layout" draw:type="curve" svg:x1="5.294cm" svg:y1="17.793cm" svg:x2="12.914cm" svg:y2="16.344cm" draw:start-shape="id113" draw:end-shape="id111" draw:end-glue-point="6" svg:d="M5294 17793c5080 0 7620-483 7620-1449" svg:viewBox="0 0 7621 1450">
          <text:p/>
        </draw:connecto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8:18:23.809744553</meta:creation-date>
    <meta:generator>LibreOffice/5.2.7.2$Linux_X86_64 LibreOffice_project/20m0$Build-2</meta:generator>
    <dc:date>2018-07-13T19:15:42.119604004</dc:date>
    <meta:editing-duration>P1DT1H14M18S</meta:editing-duration>
    <meta:editing-cycles>141</meta:editing-cycles>
    <meta:document-statistic meta:object-count="536"/>
  </office:meta>
</office:document-meta>
</file>